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2800000091ACD58AEA15D30DE4.png" manifest:media-type="image/png"/>
  <manifest:file-entry manifest:full-path="Pictures/10000201000001C3000000FE11C8E9BC88D4EAA6.png" manifest:media-type="image/png"/>
  <manifest:file-entry manifest:full-path="Pictures/1000020100000080000000800F3254CFE33124B2.png" manifest:media-type="image/png"/>
  <manifest:file-entry manifest:full-path="Pictures/10000201000001730000018CDB44B954CA5FC641.png" manifest:media-type="image/png"/>
  <manifest:file-entry manifest:full-path="Pictures/10000201000000C600000083381A76ACAF0D66FC.png" manifest:media-type="image/png"/>
  <manifest:file-entry manifest:full-path="Pictures/10000201000000F3000000FD263BBAF2CDC9E4FE.png" manifest:media-type="image/png"/>
  <manifest:file-entry manifest:full-path="Pictures/100002010000012E00000060099A3F25D96D3C75.png" manifest:media-type="image/png"/>
  <manifest:file-entry manifest:full-path="Pictures/100002010000013000000023103B9EA83F752D23.png" manifest:media-type="image/png"/>
  <manifest:file-entry manifest:full-path="Pictures/100002010000013000000184B9337F041989A0F9.png" manifest:media-type="image/png"/>
  <manifest:file-entry manifest:full-path="Pictures/100002010000014D000002003007F8A267F7A7DB.png" manifest:media-type="image/png"/>
  <manifest:file-entry manifest:full-path="Pictures/100002010000029B000000E0822FEA1E5C310BCA.png" manifest:media-type="image/png"/>
  <manifest:file-entry manifest:full-path="Pictures/10000201000000FF0000010F1F6301DF8BD14CE5.png" manifest:media-type="image/png"/>
  <manifest:file-entry manifest:full-path="Pictures/100002010000012F000000A0972CC1D7FB87568D.png" manifest:media-type="image/png"/>
  <manifest:file-entry manifest:full-path="Pictures/10000201000002A8000000B8E9DCB50983AD34EB.png" manifest:media-type="image/png"/>
  <manifest:file-entry manifest:full-path="Pictures/10000201000000A0000000D8399290FDC21AD280.png" manifest:media-type="image/png"/>
  <manifest:file-entry manifest:full-path="Pictures/100002010000021B000000B20A0C413DC032FBAF.png" manifest:media-type="image/png"/>
  <manifest:file-entry manifest:full-path="Pictures/10000201000000B80000008B708ED9EBA602706B.png" manifest:media-type="image/png"/>
  <manifest:file-entry manifest:full-path="Pictures/100002010000013000000089503F1BF8EBB493D2.png" manifest:media-type="image/png"/>
  <manifest:file-entry manifest:full-path="Pictures/100002010000012E0000009A517D6C0C7E3D6087.png" manifest:media-type="image/png"/>
  <manifest:file-entry manifest:full-path="Pictures/100002010000022A00000188F8FB229E76CAED83.png" manifest:media-type="image/png"/>
  <manifest:file-entry manifest:full-path="Pictures/10000201000000C800000081507218F969CC371A.png" manifest:media-type="image/png"/>
  <manifest:file-entry manifest:full-path="Pictures/10000201000000D1000000CA0EC75EB6B335A3A1.png" manifest:media-type="image/png"/>
  <manifest:file-entry manifest:full-path="Pictures/10000201000001300000009117F4D9CD56526E40.png" manifest:media-type="image/png"/>
  <manifest:file-entry manifest:full-path="Pictures/10000201000001300000011CB4BC6B1140F13777.png" manifest:media-type="image/png"/>
  <manifest:file-entry manifest:full-path="Pictures/10000201000000A400000096296937BF70A4E108.png" manifest:media-type="image/png"/>
  <manifest:file-entry manifest:full-path="Pictures/100002010000012E000000D1C93D0E9A76EB54DB.png" manifest:media-type="image/png"/>
  <manifest:file-entry manifest:full-path="Pictures/10000201000000640000006876454A2F257547B8.png" manifest:media-type="image/png"/>
  <manifest:file-entry manifest:full-path="Pictures/10000201000001310000008D1FB5746CE8D49F2F.png" manifest:media-type="image/png"/>
  <manifest:file-entry manifest:full-path="Pictures/10000201000000750000006AF5441FFC1E730964.png" manifest:media-type="image/png"/>
  <manifest:file-entry manifest:full-path="Pictures/1000020100000071000000ACD87E19F45DD981EF.png" manifest:media-type="image/png"/>
  <manifest:file-entry manifest:full-path="Pictures/1000020100000130000000801BBCE6859672A96F.png" manifest:media-type="image/png"/>
  <manifest:file-entry manifest:full-path="Pictures/100002010000013000000064848FBAE48A41A8C1.png" manifest:media-type="image/png"/>
  <manifest:file-entry manifest:full-path="Pictures/100002010000014D000000EC892C30E05C9125BE.png" manifest:media-type="image/png"/>
  <manifest:file-entry manifest:full-path="Pictures/1000020100000174000000FC65199C3A0C7AA247.png" manifest:media-type="image/png"/>
  <manifest:file-entry manifest:full-path="Pictures/100002010000012F00000086C801EC4CB73BF7B8.png" manifest:media-type="image/png"/>
  <manifest:file-entry manifest:full-path="Pictures/10000201000000B40000003ED6BAD9EF27ED95DF.png" manifest:media-type="image/png"/>
  <manifest:file-entry manifest:full-path="Pictures/1000020100000135000000CD4798A060391B15CA.png" manifest:media-type="image/png"/>
  <manifest:file-entry manifest:full-path="Pictures/10000201000000C800000049D7DEB6551BAB6077.png" manifest:media-type="image/png"/>
  <manifest:file-entry manifest:full-path="Pictures/100002010000013100000021ED58F6CA4D421818.png" manifest:media-type="image/png"/>
  <manifest:file-entry manifest:full-path="Pictures/100002010000012E000000AEDB3046F0B1C4E8CA.png" manifest:media-type="image/png"/>
  <manifest:file-entry manifest:full-path="Pictures/10000201000001300000003A86EAF50B032E9288.png" manifest:media-type="image/png"/>
  <manifest:file-entry manifest:full-path="Pictures/100002010000019B000001741178DEA4F5B7B418.png" manifest:media-type="image/png"/>
  <manifest:file-entry manifest:full-path="Pictures/100002010000017B00000114E28D96495FBC599D.png" manifest:media-type="image/png"/>
  <manifest:file-entry manifest:full-path="Pictures/10000201000000F0000000D7B90E68B38A9CFF9B.png" manifest:media-type="image/png"/>
  <manifest:file-entry manifest:full-path="Pictures/10000201000001B80000016913997ECC7913CFBB.png" manifest:media-type="image/png"/>
  <manifest:file-entry manifest:full-path="Pictures/1000020100000130000000C6EFFF7C91D96E88F6.png" manifest:media-type="image/png"/>
  <manifest:file-entry manifest:full-path="Pictures/10000201000001ED0000014A604BFE2671FF8A57.png" manifest:media-type="image/png"/>
  <manifest:file-entry manifest:full-path="Pictures/10000201000000C9000000C58F86AE1D50737633.png" manifest:media-type="image/png"/>
  <manifest:file-entry manifest:full-path="Pictures/10000201000000840000005470DD53C32D2E1EC7.png" manifest:media-type="image/png"/>
  <manifest:file-entry manifest:full-path="Pictures/10000201000000E6000000D9820B502A3416C055.png" manifest:media-type="image/png"/>
  <manifest:file-entry manifest:full-path="Pictures/10000201000001310000006210A89BC39C4D10E5.png" manifest:media-type="image/png"/>
  <manifest:file-entry manifest:full-path="Pictures/10000201000001310000010C3A2E6BD682DA3DBD.png" manifest:media-type="image/png"/>
  <manifest:file-entry manifest:full-path="Pictures/10000201000000B8000000B4ABB0C562F1A62F73.png" manifest:media-type="image/png"/>
  <manifest:file-entry manifest:full-path="Pictures/1000020100000141000000938B2136E690026961.png" manifest:media-type="image/png"/>
  <manifest:file-entry manifest:full-path="Pictures/1000020100000109000001042D2F5774D38BA9C7.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style:rel-width="100%" table:align="left" fo:background-color="transparent">
        <style:background-image/>
      </style:table-properties>
    </style:style>
    <style:style style:name="Tabelle11.A" style:family="table-column">
      <style:table-column-properties style:column-width="1.099cm" style:rel-column-width="623*"/>
    </style:style>
    <style:style style:name="Tabelle11.B" style:family="table-column">
      <style:table-column-properties style:column-width="17.902cm" style:rel-column-width="10149*"/>
    </style:style>
    <style:style style:name="Tabelle11.1" style:family="table-row">
      <style:table-row-properties style:min-row-height="0.794cm" fo:background-color="transparent">
        <style:background-image/>
      </style:table-row-properties>
    </style:style>
    <style:style style:name="Tabelle11.A1" style:family="table-cell">
      <style:table-cell-properties fo:background-color="#ffffff" fo:padding="0.101cm" fo:border="none">
        <style:background-image/>
      </style:table-cell-properties>
    </style:style>
    <style:style style:name="Tabelle11.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64" style:family="table">
      <style:table-properties style:width="19.001cm" table:align="margins"/>
    </style:style>
    <style:style style:name="Tabelle64.A" style:family="table-column">
      <style:table-column-properties style:column-width="19.001cm" style:rel-column-width="65535*"/>
    </style:style>
    <style:style style:name="Tabelle64.A1" style:family="table-cell">
      <style:table-cell-properties fo:background-color="#0084d1" fo:padding="0.097cm" fo:border="0.05pt solid #000000">
        <style:background-image/>
      </style:table-cell-properties>
    </style:style>
    <style:style style:name="Tabelle6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officeooo:rsid="0048b206" officeooo:paragraph-rsid="0048b206"/>
    </style:style>
    <style:style style:name="P3" style:family="paragraph" style:parent-style-name="Standard">
      <style:text-properties officeooo:paragraph-rsid="0048f2e9"/>
    </style:style>
    <style:style style:name="P4" style:family="paragraph" style:parent-style-name="Standard">
      <style:text-properties officeooo:rsid="0048f2e9" officeooo:paragraph-rsid="0048f2e9"/>
    </style:style>
    <style:style style:name="P5" style:family="paragraph" style:parent-style-name="Standard">
      <style:text-properties officeooo:paragraph-rsid="004b3ee8"/>
    </style:style>
    <style:style style:name="P6" style:family="paragraph" style:parent-style-name="Standard">
      <style:text-properties officeooo:paragraph-rsid="004ba7d8"/>
    </style:style>
    <style:style style:name="P7" style:family="paragraph" style:parent-style-name="Standard">
      <style:text-properties officeooo:rsid="004ef4e7" officeooo:paragraph-rsid="004ef4e7"/>
    </style:style>
    <style:style style:name="P8" style:family="paragraph" style:parent-style-name="Standard">
      <style:text-properties officeooo:paragraph-rsid="00548a7a"/>
    </style:style>
    <style:style style:name="P9" style:family="paragraph" style:parent-style-name="Standard">
      <style:text-properties officeooo:rsid="00548a7a" officeooo:paragraph-rsid="00548a7a"/>
    </style:style>
    <style:style style:name="P10" style:family="paragraph" style:parent-style-name="Standard">
      <style:text-properties officeooo:rsid="00548a7a" officeooo:paragraph-rsid="00645158"/>
    </style:style>
    <style:style style:name="P11" style:family="paragraph" style:parent-style-name="Standard">
      <style:text-properties fo:color="#000000" loext:opacity="100%" style:font-name="LiberationSerif" fo:font-size="12pt" fo:font-style="normal" fo:font-weight="normal" officeooo:rsid="0050dc32" officeooo:paragraph-rsid="0056742f" style:font-size-asian="12pt" style:font-style-asian="normal" style:font-weight-asian="normal"/>
    </style:style>
    <style:style style:name="P12" style:family="paragraph" style:parent-style-name="Standard">
      <style:text-properties fo:color="#000000" loext:opacity="100%" style:font-name="LiberationSerif" fo:font-size="12pt" fo:font-style="normal" fo:font-weight="normal" officeooo:paragraph-rsid="0056742f" style:font-size-asian="12pt" style:font-style-asian="normal" style:font-weight-asian="normal"/>
    </style:style>
    <style:style style:name="P13" style:family="paragraph" style:parent-style-name="Standard">
      <style:text-properties officeooo:paragraph-rsid="0056742f"/>
    </style:style>
    <style:style style:name="P14" style:family="paragraph" style:parent-style-name="Standard">
      <style:text-properties officeooo:rsid="00645158" officeooo:paragraph-rsid="00645158"/>
    </style:style>
    <style:style style:name="P15" style:family="paragraph" style:parent-style-name="Standard">
      <style:text-properties officeooo:rsid="006974fe" officeooo:paragraph-rsid="006974fe"/>
    </style:style>
    <style:style style:name="P16" style:family="paragraph" style:parent-style-name="Standard">
      <style:text-properties officeooo:paragraph-rsid="007c6681"/>
    </style:style>
    <style:style style:name="P17" style:family="paragraph" style:parent-style-name="Footer">
      <style:paragraph-properties fo:text-align="center" style:justify-single-word="false"/>
    </style:style>
    <style:style style:name="P18" style:family="paragraph" style:parent-style-name="Text_20_body">
      <style:paragraph-properties fo:margin-top="0cm" fo:margin-bottom="0cm" style:contextual-spacing="false"/>
      <style:text-properties officeooo:paragraph-rsid="001857e0"/>
    </style:style>
    <style:style style:name="P19" style:family="paragraph" style:parent-style-name="Text_20_body">
      <style:paragraph-properties fo:margin-top="0cm" fo:margin-bottom="0cm" style:contextual-spacing="false"/>
      <style:text-properties fo:color="#ffffff" loext:opacity="100%" fo:font-weight="bold" officeooo:rsid="0014b37d" officeooo:paragraph-rsid="004ba7d8" style:font-weight-asian="bold" style:font-weight-complex="bold"/>
    </style:style>
    <style:style style:name="P20" style:family="paragraph" style:parent-style-name="Text_20_body">
      <style:paragraph-properties fo:margin-top="0cm" fo:margin-bottom="0cm" style:contextual-spacing="false"/>
      <style:text-properties officeooo:paragraph-rsid="007c6681"/>
    </style:style>
    <style:style style:name="P21" style:family="paragraph" style:parent-style-name="Text_20_body">
      <style:text-properties officeooo:paragraph-rsid="0025d844"/>
    </style:style>
    <style:style style:name="P22" style:family="paragraph" style:parent-style-name="Text_20_body">
      <style:text-properties officeooo:rsid="0048b206" officeooo:paragraph-rsid="0048b206"/>
    </style:style>
    <style:style style:name="P23" style:family="paragraph" style:parent-style-name="Text_20_body">
      <style:text-properties officeooo:rsid="0048b206" officeooo:paragraph-rsid="005fd559"/>
    </style:style>
    <style:style style:name="P24" style:family="paragraph" style:parent-style-name="Text_20_body">
      <style:text-properties officeooo:rsid="0048b206" officeooo:paragraph-rsid="007af753"/>
    </style:style>
    <style:style style:name="P25" style:family="paragraph" style:parent-style-name="Text_20_body">
      <style:text-properties officeooo:rsid="0068a8ab" officeooo:paragraph-rsid="0048b206"/>
    </style:style>
    <style:style style:name="P26" style:family="paragraph" style:parent-style-name="Text_20_body">
      <style:text-properties officeooo:rsid="0068a8ab" officeooo:paragraph-rsid="0048f2e9"/>
    </style:style>
    <style:style style:name="P27" style:family="paragraph" style:parent-style-name="Text_20_body">
      <style:text-properties officeooo:rsid="0068a8ab" officeooo:paragraph-rsid="005fd559"/>
    </style:style>
    <style:style style:name="P28" style:family="paragraph" style:parent-style-name="Text_20_body">
      <style:text-properties officeooo:rsid="0048f2e9" officeooo:paragraph-rsid="0048f2e9"/>
    </style:style>
    <style:style style:name="P29" style:family="paragraph" style:parent-style-name="Text_20_body">
      <style:text-properties officeooo:rsid="0048f2e9" officeooo:paragraph-rsid="00782066"/>
    </style:style>
    <style:style style:name="P30" style:family="paragraph" style:parent-style-name="Text_20_body">
      <style:text-properties officeooo:rsid="004a8322" officeooo:paragraph-rsid="004a8322"/>
    </style:style>
    <style:style style:name="P31" style:family="paragraph" style:parent-style-name="Text_20_body">
      <style:text-properties officeooo:rsid="004b3ee8" officeooo:paragraph-rsid="004b3ee8"/>
    </style:style>
    <style:style style:name="P32" style:family="paragraph" style:parent-style-name="Text_20_body">
      <style:text-properties officeooo:rsid="004ba7d8" officeooo:paragraph-rsid="004ba7d8"/>
    </style:style>
    <style:style style:name="P33" style:family="paragraph" style:parent-style-name="Text_20_body">
      <style:text-properties officeooo:rsid="004ba7d8" officeooo:paragraph-rsid="004ef4e7"/>
    </style:style>
    <style:style style:name="P34" style:family="paragraph" style:parent-style-name="Text_20_body">
      <style:text-properties officeooo:rsid="004ba7d8" officeooo:paragraph-rsid="0063c4f2"/>
    </style:style>
    <style:style style:name="P35" style:family="paragraph" style:parent-style-name="Text_20_body">
      <style:text-properties fo:font-style="normal" officeooo:rsid="004ba7d8" officeooo:paragraph-rsid="004ba7d8" style:font-style-asian="normal" style:font-style-complex="normal"/>
    </style:style>
    <style:style style:name="P36" style:family="paragraph" style:parent-style-name="Text_20_body">
      <style:text-properties fo:font-style="normal" officeooo:rsid="004ba7d8" officeooo:paragraph-rsid="004ef4e7" style:font-style-asian="normal" style:font-style-complex="normal"/>
    </style:style>
    <style:style style:name="P37" style:family="paragraph" style:parent-style-name="Text_20_body">
      <style:text-properties fo:font-style="normal" officeooo:rsid="004ba7d8" officeooo:paragraph-rsid="0063c4f2" style:font-style-asian="normal" style:font-style-complex="normal"/>
    </style:style>
    <style:style style:name="P38" style:family="paragraph" style:parent-style-name="Text_20_body">
      <style:text-properties fo:font-style="normal" officeooo:rsid="0063b660" officeooo:paragraph-rsid="0063b660" style:font-style-asian="normal" style:font-style-complex="normal"/>
    </style:style>
    <style:style style:name="P39" style:family="paragraph" style:parent-style-name="Text_20_body">
      <style:text-properties officeooo:paragraph-rsid="004ba7d8"/>
    </style:style>
    <style:style style:name="P40" style:family="paragraph" style:parent-style-name="Text_20_body">
      <style:text-properties officeooo:rsid="004ef4e7" officeooo:paragraph-rsid="004ef4e7"/>
    </style:style>
    <style:style style:name="P41" style:family="paragraph" style:parent-style-name="Text_20_body">
      <style:text-properties officeooo:rsid="00548a7a" officeooo:paragraph-rsid="00548a7a"/>
    </style:style>
    <style:style style:name="P42" style:family="paragraph" style:parent-style-name="Text_20_body">
      <style:text-properties officeooo:rsid="00548a7a" officeooo:paragraph-rsid="00645158"/>
    </style:style>
    <style:style style:name="P43" style:family="paragraph" style:parent-style-name="Text_20_body">
      <style:text-properties officeooo:rsid="00548a7a" officeooo:paragraph-rsid="006c51f9"/>
    </style:style>
    <style:style style:name="P44" style:family="paragraph" style:parent-style-name="Text_20_body">
      <style:text-properties officeooo:rsid="00548a7a" officeooo:paragraph-rsid="007655d6"/>
    </style:style>
    <style:style style:name="P45" style:family="paragraph" style:parent-style-name="Text_20_body">
      <style:text-properties officeooo:rsid="0050dc32" officeooo:paragraph-rsid="0056742f"/>
    </style:style>
    <style:style style:name="P46" style:family="paragraph" style:parent-style-name="Text_20_body">
      <style:text-properties officeooo:rsid="0063b660" officeooo:paragraph-rsid="0063b660"/>
    </style:style>
    <style:style style:name="P47" style:family="paragraph" style:parent-style-name="Text_20_body">
      <style:text-properties officeooo:rsid="00645158" officeooo:paragraph-rsid="006974fe"/>
    </style:style>
    <style:style style:name="P48" style:family="paragraph" style:parent-style-name="Text_20_body">
      <style:text-properties officeooo:rsid="00645158" officeooo:paragraph-rsid="006c51f9"/>
    </style:style>
    <style:style style:name="P49" style:family="paragraph" style:parent-style-name="Text_20_body">
      <style:text-properties officeooo:rsid="0065e190" officeooo:paragraph-rsid="0065e190"/>
    </style:style>
    <style:style style:name="P50" style:family="paragraph" style:parent-style-name="Text_20_body">
      <style:text-properties fo:color="#ce181e" loext:opacity="100%" officeooo:rsid="00548a7a" officeooo:paragraph-rsid="00548a7a"/>
    </style:style>
    <style:style style:name="P51" style:family="paragraph" style:parent-style-name="Text_20_body">
      <style:text-properties officeooo:paragraph-rsid="006fe2a7"/>
    </style:style>
    <style:style style:name="P52" style:family="paragraph" style:parent-style-name="Text_20_body">
      <style:text-properties officeooo:rsid="02907cb5" officeooo:paragraph-rsid="007655d6"/>
    </style:style>
    <style:style style:name="P53" style:family="paragraph" style:parent-style-name="Text_20_body">
      <style:text-properties officeooo:paragraph-rsid="007655d6"/>
    </style:style>
    <style:style style:name="P54" style:family="paragraph" style:parent-style-name="Text_20_body">
      <style:text-properties officeooo:paragraph-rsid="0048b206"/>
    </style:style>
    <style:style style:name="P55" style:family="paragraph" style:parent-style-name="Text_20_body">
      <style:text-properties officeooo:paragraph-rsid="005fd559"/>
    </style:style>
    <style:style style:name="P56" style:family="paragraph" style:parent-style-name="Text_20_body">
      <style:text-properties officeooo:rsid="007af753" officeooo:paragraph-rsid="007af753"/>
    </style:style>
    <style:style style:name="P57" style:family="paragraph" style:parent-style-name="Text_20_body">
      <style:text-properties officeooo:rsid="007f31d8" officeooo:paragraph-rsid="007f31d8"/>
    </style:style>
    <style:style style:name="P58" style:family="paragraph" style:parent-style-name="Text_20_body">
      <style:text-properties officeooo:paragraph-rsid="007f9b0d"/>
    </style:style>
    <style:style style:name="P59" style:family="paragraph" style:parent-style-name="Horizontal_20_Line">
      <style:text-properties officeooo:rsid="004ba7d8"/>
    </style:style>
    <style:style style:name="P60" style:family="paragraph" style:parent-style-name="Horizontal_20_Line">
      <style:text-properties officeooo:rsid="0048b206" officeooo:paragraph-rsid="005fd559"/>
    </style:style>
    <style:style style:name="P61" style:family="paragraph" style:parent-style-name="Horizontal_20_Line">
      <style:text-properties officeooo:rsid="00548a7a"/>
    </style:style>
    <style:style style:name="P62" style:family="paragraph" style:parent-style-name="Heading_20_4">
      <style:text-properties style:font-name="Albany" fo:font-size="13.3000001907349pt" fo:font-style="italic" fo:font-weight="bold" officeooo:rsid="006104d6" officeooo:paragraph-rsid="006104d6" style:font-name-asian="Microsoft YaHei" style:font-size-asian="13.3000001907349pt" style:font-style-asian="italic" style:font-weight-asian="bold" style:font-name-complex="Mangal" style:font-size-complex="13.3000001907349pt" style:font-style-complex="italic" style:font-weight-complex="bold"/>
    </style:style>
    <style:style style:name="P63" style:family="paragraph" style:parent-style-name="Heading_20_4">
      <style:text-properties officeooo:paragraph-rsid="0063b660"/>
    </style:style>
    <style:style style:name="P64" style:family="paragraph" style:parent-style-name="Contents_20_1">
      <style:paragraph-properties>
        <style:tab-stops>
          <style:tab-stop style:position="19.001cm" style:type="right" style:leader-style="dotted" style:leader-text="."/>
        </style:tab-stops>
      </style:paragraph-properties>
    </style:style>
    <style:style style:name="P65" style:family="paragraph" style:parent-style-name="Contents_20_2">
      <style:paragraph-properties>
        <style:tab-stops>
          <style:tab-stop style:position="18.501cm" style:type="right" style:leader-style="dotted" style:leader-text="."/>
        </style:tab-stops>
      </style:paragraph-properties>
    </style:style>
    <style:style style:name="P66" style:family="paragraph" style:parent-style-name="Contents_20_3">
      <style:paragraph-properties>
        <style:tab-stops>
          <style:tab-stop style:position="18.002cm" style:type="right" style:leader-style="dotted" style:leader-text="."/>
        </style:tab-stops>
      </style:paragraph-properties>
    </style:style>
    <style:style style:name="P67" style:family="paragraph" style:parent-style-name="Contents_20_4">
      <style:paragraph-properties>
        <style:tab-stops>
          <style:tab-stop style:position="17.503cm" style:type="right" style:leader-style="dotted" style:leader-text="."/>
        </style:tab-stops>
      </style:paragraph-properties>
    </style:style>
    <style:style style:name="P68" style:family="paragraph" style:parent-style-name="Contents_20_5">
      <style:paragraph-properties>
        <style:tab-stops>
          <style:tab-stop style:position="17.004cm" style:type="right" style:leader-style="dotted" style:leader-text="."/>
        </style:tab-stops>
      </style:paragraph-properties>
    </style:style>
    <style:style style:name="P69" style:family="paragraph" style:parent-style-name="Contents_20_Heading">
      <style:paragraph-properties fo:margin-top="0.101cm" fo:margin-bottom="0.101cm" style:contextual-spacing="false"/>
      <style:text-properties fo:color="#ffffff" loext:opacity="100%" officeooo:rsid="007c45d7" officeooo:paragraph-rsid="007c6681"/>
    </style:style>
    <style:style style:name="P70" style:family="paragraph" style:parent-style-name="Contents_20_1">
      <style:paragraph-properties>
        <style:tab-stops>
          <style:tab-stop style:position="19.001cm" style:type="right" style:leader-style="dotted" style:leader-text="."/>
        </style:tab-stops>
      </style:paragraph-properties>
    </style:style>
    <style:style style:name="P71" style:family="paragraph" style:parent-style-name="Contents_20_2">
      <style:paragraph-properties>
        <style:tab-stops>
          <style:tab-stop style:position="18.501cm" style:type="right" style:leader-style="dotted" style:leader-text="."/>
        </style:tab-stops>
      </style:paragraph-properties>
    </style:style>
    <style:style style:name="P72" style:family="paragraph" style:parent-style-name="Contents_20_3">
      <style:paragraph-properties>
        <style:tab-stops>
          <style:tab-stop style:position="18.002cm" style:type="right" style:leader-style="dotted" style:leader-text="."/>
        </style:tab-stops>
      </style:paragraph-properties>
    </style:style>
    <style:style style:name="P73" style:family="paragraph" style:parent-style-name="Contents_20_4">
      <style:paragraph-properties>
        <style:tab-stops>
          <style:tab-stop style:position="17.503cm" style:type="right" style:leader-style="dotted" style:leader-text="."/>
        </style:tab-stops>
      </style:paragraph-properties>
    </style:style>
    <style:style style:name="P74" style:family="paragraph" style:parent-style-name="Contents_20_5">
      <style:paragraph-properties>
        <style:tab-stops>
          <style:tab-stop style:position="17.004cm" style:type="right" style:leader-style="dotted" style:leader-text="."/>
        </style:tab-stops>
      </style:paragraph-properties>
    </style:style>
    <style:style style:name="P75" style:family="paragraph" style:parent-style-name="Heading_20_1">
      <style:paragraph-properties fo:margin-top="0cm" fo:margin-bottom="0cm" style:contextual-spacing="false"/>
      <style:text-properties officeooo:rsid="0048b206" officeooo:paragraph-rsid="0048b206"/>
    </style:style>
    <style:style style:name="P76" style:family="paragraph" style:parent-style-name="Heading_20_1">
      <style:paragraph-properties fo:margin-top="0cm" fo:margin-bottom="0cm" style:contextual-spacing="false"/>
      <style:text-properties officeooo:rsid="0048b206" officeooo:paragraph-rsid="0048f2e9"/>
    </style:style>
    <style:style style:name="P77" style:family="paragraph" style:parent-style-name="Heading_20_1">
      <style:paragraph-properties fo:margin-top="0cm" fo:margin-bottom="0cm" style:contextual-spacing="false"/>
      <style:text-properties officeooo:rsid="0048b206" officeooo:paragraph-rsid="004b3ee8"/>
    </style:style>
    <style:style style:name="P78" style:family="paragraph" style:parent-style-name="Heading_20_1">
      <style:paragraph-properties fo:margin-top="0cm" fo:margin-bottom="0cm" style:contextual-spacing="false"/>
      <style:text-properties officeooo:rsid="0048b206" officeooo:paragraph-rsid="00548a7a"/>
    </style:style>
    <style:style style:name="P79" style:family="paragraph" style:parent-style-name="Heading_20_1">
      <style:paragraph-properties fo:margin-top="0cm" fo:margin-bottom="0cm" style:contextual-spacing="false"/>
      <style:text-properties officeooo:paragraph-rsid="0048b206"/>
    </style:style>
    <style:style style:name="P80" style:family="paragraph" style:parent-style-name="Heading_20_1">
      <style:paragraph-properties fo:margin-top="0cm" fo:margin-bottom="0cm" style:contextual-spacing="false"/>
      <style:text-properties officeooo:paragraph-rsid="004b3ee8"/>
    </style:style>
    <style:style style:name="P81" style:family="paragraph" style:parent-style-name="Heading_20_1">
      <style:paragraph-properties fo:margin-top="0cm" fo:margin-bottom="0cm" style:contextual-spacing="false"/>
      <style:text-properties officeooo:paragraph-rsid="00645158"/>
    </style:style>
    <style:style style:name="P82" style:family="paragraph" style:parent-style-name="Heading_20_1">
      <style:paragraph-properties fo:margin-top="0cm" fo:margin-bottom="0cm" style:contextual-spacing="false"/>
      <style:text-properties officeooo:rsid="0048ba39" officeooo:paragraph-rsid="0056742f"/>
    </style:style>
    <style:style style:name="P83" style:family="paragraph" style:parent-style-name="Heading_20_2">
      <style:text-properties officeooo:paragraph-rsid="005fd559"/>
    </style:style>
    <style:style style:name="P84" style:family="paragraph" style:parent-style-name="Heading_20_2">
      <style:text-properties officeooo:paragraph-rsid="00734737"/>
    </style:style>
    <style:style style:name="P85" style:family="paragraph" style:parent-style-name="Heading_20_2">
      <style:text-properties officeooo:paragraph-rsid="0048b206"/>
    </style:style>
    <style:style style:name="P86" style:family="paragraph" style:parent-style-name="Heading_20_2">
      <style:text-properties officeooo:paragraph-rsid="004ef4e7"/>
    </style:style>
    <style:style style:name="P87" style:family="paragraph" style:parent-style-name="Heading_20_2">
      <style:text-properties fo:font-style="normal" style:font-style-asian="normal" style:font-style-complex="normal"/>
    </style:style>
    <style:style style:name="P88" style:family="paragraph" style:parent-style-name="Heading_20_2">
      <style:text-properties officeooo:paragraph-rsid="006c51f9"/>
    </style:style>
    <style:style style:name="P89" style:family="paragraph" style:parent-style-name="Heading_20_2">
      <style:text-properties officeooo:paragraph-rsid="0056742f"/>
    </style:style>
    <style:style style:name="P90" style:family="paragraph" style:parent-style-name="Heading_20_3">
      <style:text-properties style:font-name="Albany" fo:font-size="14.1000003814697pt" fo:font-weight="bold" officeooo:rsid="005fd559" officeooo:paragraph-rsid="005fd559" style:font-name-asian="Microsoft YaHei" style:font-size-asian="14.1000003814697pt" style:font-weight-asian="bold" style:font-name-complex="Mangal" style:font-size-complex="14.1000003814697pt" style:font-weight-complex="bold"/>
    </style:style>
    <style:style style:name="P91" style:family="paragraph" style:parent-style-name="Heading_20_3">
      <style:text-properties style:font-name="Albany" fo:font-size="14.1000003814697pt" fo:font-weight="bold" officeooo:rsid="0063c4f2" officeooo:paragraph-rsid="0063c4f2" style:font-name-asian="Microsoft YaHei" style:font-size-asian="14.1000003814697pt" style:font-weight-asian="bold" style:font-name-complex="Mangal" style:font-size-complex="14.1000003814697pt" style:font-weight-complex="bold"/>
    </style:style>
    <style:style style:name="P92" style:family="paragraph" style:parent-style-name="Heading_20_3">
      <style:text-properties officeooo:rsid="004b3ee8" officeooo:paragraph-rsid="004b3ee8"/>
    </style:style>
    <style:style style:name="P93" style:family="paragraph" style:parent-style-name="Heading_20_3">
      <style:text-properties officeooo:paragraph-rsid="004ef4e7"/>
    </style:style>
    <style:style style:name="P94" style:family="paragraph" style:parent-style-name="Heading_20_3">
      <style:text-properties officeooo:paragraph-rsid="0063c4f2"/>
    </style:style>
    <style:style style:name="P95" style:family="paragraph" style:parent-style-name="Heading_20_3">
      <style:text-properties officeooo:paragraph-rsid="0063b660"/>
    </style:style>
    <style:style style:name="P96" style:family="paragraph" style:parent-style-name="Heading_20_3">
      <style:text-properties officeooo:paragraph-rsid="006fe2a7"/>
    </style:style>
    <style:style style:name="P97" style:family="paragraph" style:parent-style-name="Text_20_body">
      <style:text-properties officeooo:paragraph-rsid="007f9b0d"/>
    </style:style>
    <style:style style:name="P98" style:family="paragraph" style:parent-style-name="Text_20_body">
      <style:text-properties officeooo:rsid="0083a610" officeooo:paragraph-rsid="0083a610"/>
    </style:style>
    <style:style style:name="P99" style:family="paragraph" style:parent-style-name="Text_20_body">
      <style:text-properties officeooo:paragraph-rsid="0083a610"/>
    </style:style>
    <style:style style:name="P100" style:family="paragraph" style:parent-style-name="Text_20_body">
      <style:text-properties officeooo:rsid="004b3ee8" officeooo:paragraph-rsid="004b3ee8"/>
    </style:style>
    <style:style style:name="P101" style:family="paragraph" style:parent-style-name="Text_20_body">
      <style:text-properties officeooo:rsid="008231c3" officeooo:paragraph-rsid="004ba7d8"/>
    </style:style>
    <style:style style:name="P102" style:family="paragraph" style:parent-style-name="Text_20_body">
      <style:text-properties officeooo:rsid="00548a7a" officeooo:paragraph-rsid="00548a7a"/>
    </style:style>
    <style:style style:name="P103" style:family="paragraph" style:parent-style-name="Text_20_body">
      <style:text-properties officeooo:rsid="00548a7a" officeooo:paragraph-rsid="006c51f9"/>
    </style:style>
    <style:style style:name="P104" style:family="paragraph" style:parent-style-name="Text_20_body">
      <style:text-properties fo:color="#ce181e" loext:opacity="100%" officeooo:rsid="00548a7a" officeooo:paragraph-rsid="00548a7a"/>
    </style:style>
    <style:style style:name="T1" style:family="text">
      <style:text-properties officeooo:rsid="007a79cd"/>
    </style:style>
    <style:style style:name="T2" style:family="text">
      <style:text-properties officeooo:rsid="007c6681"/>
    </style:style>
    <style:style style:name="T3" style:family="text">
      <style:text-properties officeooo:rsid="0071d573"/>
    </style:style>
    <style:style style:name="T4" style:family="text">
      <style:text-properties officeooo:rsid="0048b206"/>
    </style:style>
    <style:style style:name="T5" style:family="text">
      <style:text-properties officeooo:rsid="0048f2e9"/>
    </style:style>
    <style:style style:name="T6" style:family="text">
      <style:text-properties officeooo:rsid="004b3ee8"/>
    </style:style>
    <style:style style:name="T7" style:family="text">
      <style:text-properties fo:font-style="normal" style:font-style-asian="normal" style:font-style-complex="normal"/>
    </style:style>
    <style:style style:name="T8" style:family="text">
      <style:text-properties fo:font-style="normal" officeooo:rsid="004ef4e7" style:font-style-asian="normal" style:font-style-complex="normal"/>
    </style:style>
    <style:style style:name="T9" style:family="text">
      <style:text-properties fo:font-style="normal" officeooo:rsid="004ba7d8" style:font-style-asian="normal" style:font-style-complex="normal"/>
    </style:style>
    <style:style style:name="T10" style:family="text">
      <style:text-properties fo:font-style="normal" officeooo:rsid="00628dda" style:font-style-asian="normal" style:font-style-complex="normal"/>
    </style:style>
    <style:style style:name="T11" style:family="text">
      <style:text-properties fo:font-style="normal" officeooo:rsid="0063b660" style:font-style-asian="normal" style:font-style-complex="normal"/>
    </style:style>
    <style:style style:name="T12" style:family="text">
      <style:text-properties style:font-name="Liberation Serif"/>
    </style:style>
    <style:style style:name="T13" style:family="text">
      <style:text-properties officeooo:rsid="004d0e50"/>
    </style:style>
    <style:style style:name="T14" style:family="text">
      <style:text-properties officeooo:rsid="00548a7a"/>
    </style:style>
    <style:style style:name="T15" style:family="text">
      <style:text-properties officeooo:rsid="0050dc32"/>
    </style:style>
    <style:style style:name="T16" style:family="text">
      <style:text-properties officeooo:rsid="004d36c0"/>
    </style:style>
    <style:style style:name="T17" style:family="text">
      <style:text-properties fo:color="#000000" loext:opacity="100%" style:font-name="LiberationSerif" fo:font-size="12pt" fo:font-style="normal" fo:font-weight="normal" style:font-size-asian="12pt" style:font-style-asian="normal" style:font-weight-asian="normal"/>
    </style:style>
    <style:style style:name="T18" style:family="text">
      <style:text-properties fo:color="#000000" loext:opacity="100%" style:font-name="LiberationSerif" fo:font-size="12pt" fo:font-style="normal" fo:font-weight="normal" officeooo:rsid="0050dc32" style:font-size-asian="12pt" style:font-style-asian="normal" style:font-weight-asian="normal"/>
    </style:style>
    <style:style style:name="T19" style:family="text">
      <style:text-properties officeooo:rsid="005e869a"/>
    </style:style>
    <style:style style:name="T20" style:family="text">
      <style:text-properties officeooo:rsid="005fd559"/>
    </style:style>
    <style:style style:name="T21" style:family="text">
      <style:text-properties officeooo:rsid="00628dda"/>
    </style:style>
    <style:style style:name="T22" style:family="text">
      <style:text-properties style:font-name="Albany" fo:font-size="18.2000007629395pt" fo:font-weight="bold" officeooo:rsid="004b3ee8"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0628dda"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0548a7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645158"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07af753"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6.1000003814697pt" fo:font-style="normal" fo:font-weight="bold" officeooo:rsid="004ba7d8" style:font-name-asian="Microsoft YaHei" style:font-size-asian="16.1000003814697pt" style:font-style-asian="normal" style:font-weight-asian="bold" style:font-name-complex="Mangal" style:font-size-complex="16.1000003814697pt" style:font-style-complex="normal" style:font-weight-complex="bold"/>
    </style:style>
    <style:style style:name="T28" style:family="text">
      <style:text-properties style:font-name="Albany" fo:font-size="16.1000003814697pt" fo:font-style="normal" fo:font-weight="bold" officeooo:rsid="0063b660" style:font-name-asian="Microsoft YaHei" style:font-size-asian="16.1000003814697pt" style:font-style-asian="normal" style:font-weight-asian="bold" style:font-name-complex="Mangal" style:font-size-complex="16.1000003814697pt" style:font-style-complex="normal" style:font-weight-complex="bold"/>
    </style:style>
    <style:style style:name="T29" style:family="text">
      <style:text-properties style:font-name="Albany" fo:font-size="16.1000003814697pt" fo:font-weight="bold" officeooo:rsid="0083a610" style:font-name-asian="Microsoft YaHei" style:font-size-asian="16.1000003814697pt" style:font-weight-asian="bold" style:font-name-complex="Mangal" style:font-size-complex="16.1000003814697pt" style:font-weight-complex="bold"/>
    </style:style>
    <style:style style:name="T30" style:family="text">
      <style:text-properties officeooo:rsid="0063c4f2"/>
    </style:style>
    <style:style style:name="T31" style:family="text">
      <style:text-properties officeooo:rsid="00645158"/>
    </style:style>
    <style:style style:name="T32" style:family="text">
      <style:text-properties officeooo:rsid="006974fe"/>
    </style:style>
    <style:style style:name="T33" style:family="text">
      <style:text-properties officeooo:rsid="006c51f9"/>
    </style:style>
    <style:style style:name="T34" style:family="text">
      <style:text-properties officeooo:rsid="006e277c"/>
    </style:style>
    <style:style style:name="T35" style:family="text">
      <style:text-properties officeooo:rsid="006fe2a7"/>
    </style:style>
    <style:style style:name="T36" style:family="text">
      <style:text-properties officeooo:rsid="00734737"/>
    </style:style>
    <style:style style:name="T37" style:family="text">
      <style:text-properties officeooo:rsid="0075308c"/>
    </style:style>
    <style:style style:name="T38" style:family="text">
      <style:text-properties officeooo:rsid="02907cb5"/>
    </style:style>
    <style:style style:name="T39" style:family="text">
      <style:text-properties officeooo:rsid="0068a8ab"/>
    </style:style>
    <style:style style:name="T40" style:family="text">
      <style:text-properties officeooo:rsid="00450e76"/>
    </style:style>
    <style:style style:name="T41" style:family="text">
      <style:text-properties officeooo:rsid="007f31d8"/>
    </style:style>
    <style:style style:name="T42" style:family="text">
      <style:text-properties officeooo:rsid="007f9b0d"/>
    </style:style>
    <style:style style:name="T43" style:family="text">
      <style:text-properties officeooo:rsid="00814404"/>
    </style:style>
    <style:style style:name="T44" style:family="text">
      <style:text-properties officeooo:rsid="0083a61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able:table table:name="Tabelle11" table:style-name="Tabelle11">
        <table:table-column table:style-name="Tabelle11.A"/>
        <table:table-column table:style-name="Tabelle11.B"/>
        <table:table-row table:style-name="Tabelle11.1">
          <table:table-cell table:style-name="Tabelle11.A1" office:value-type="string">
            <text:p text:style-name="P20"><draw:frame draw:style-name="fr10" draw:name="Bild47" text:anchor-type="char" svg:width="0.831cm" svg:height="0.831cm" draw:z-index="51"><draw:image xlink:href="Pictures/1000020100000080000000800F3254CFE33124B2.png" xlink:type="simple" xlink:show="embed" xlink:actuate="onLoad" draw:mime-type="image/png"/></draw:frame></text:p>
          </table:table-cell>
          <table:table-cell table:style-name="Tabelle11.B1" office:value-type="string">
            <text:p text:style-name="P69"><text:s/>26.<text:span text:style-name="T2">8</text:span> Editors - Properties Editor - Object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4"><text:a xlink:type="simple" xlink:href="#__RefHeading___Toc290_445242181" text:style-name="Index_20_Link" text:visited-style-name="Index_20_Link">Object Tab<text:tab/>3</text:a></text:p>
          <text:p text:style-name="P64"><text:a xlink:type="simple" xlink:href="#__RefHeading___Toc2086_1868955931" text:style-name="Index_20_Link" text:visited-style-name="Index_20_Link">Object Data Prop<text:tab/>3</text:a></text:p>
          <text:p text:style-name="P65"><text:a xlink:type="simple" xlink:href="#__RefHeading___Toc6504_709803927" text:style-name="Index_20_Link" text:visited-style-name="Index_20_Link">Object browser<text:tab/>3</text:a></text:p>
          <text:p text:style-name="P65"><text:a xlink:type="simple" xlink:href="#__RefHeading___Toc6506_709803927" text:style-name="Index_20_Link" text:visited-style-name="Index_20_Link">File selector menu<text:tab/>4</text:a></text:p>
          <text:p text:style-name="P64"><text:a xlink:type="simple" xlink:href="#__RefHeading___Toc263_2845782045" text:style-name="Index_20_Link" text:visited-style-name="Index_20_Link">Transform Panel<text:tab/>4</text:a></text:p>
          <text:p text:style-name="P65"><text:a xlink:type="simple" xlink:href="#__RefHeading___Toc265_2845782045" text:style-name="Index_20_Link" text:visited-style-name="Index_20_Link">Location<text:tab/>4</text:a></text:p>
          <text:p text:style-name="P65"><text:a xlink:type="simple" xlink:href="#__RefHeading___Toc267_2845782045" text:style-name="Index_20_Link" text:visited-style-name="Index_20_Link">Rotation<text:tab/>4</text:a></text:p>
          <text:p text:style-name="P65"><text:a xlink:type="simple" xlink:href="#__RefHeading___Toc275_2845782045" text:style-name="Index_20_Link" text:visited-style-name="Index_20_Link">Rotation Mode<text:tab/>4</text:a></text:p>
          <text:p text:style-name="P66"><text:a xlink:type="simple" xlink:href="#__RefHeading___Toc2602_3403233085" text:style-name="Index_20_Link" text:visited-style-name="Index_20_Link">Quaternion<text:tab/>4</text:a></text:p>
          <text:p text:style-name="P65"><text:a xlink:type="simple" xlink:href="#__RefHeading___Toc269_2845782045" text:style-name="Index_20_Link" text:visited-style-name="Index_20_Link">Scale<text:tab/>5</text:a></text:p>
          <text:p text:style-name="P65"><text:a xlink:type="simple" xlink:href="#__RefHeading___Toc271_2845782045" text:style-name="Index_20_Link" text:visited-style-name="Index_20_Link">Lock<text:tab/>5</text:a></text:p>
          <text:p text:style-name="P65"><text:a xlink:type="simple" xlink:href="#__RefHeading___Toc273_2845782045" text:style-name="Index_20_Link" text:visited-style-name="Index_20_Link">Animate Properties<text:tab/>5</text:a></text:p>
          <text:p text:style-name="P65"><text:a xlink:type="simple" xlink:href="#__RefHeading___Toc277_2845782045" text:style-name="Index_20_Link" text:visited-style-name="Index_20_Link">Delta Transform<text:tab/>5</text:a></text:p>
          <text:p text:style-name="P65"><text:a xlink:type="simple" xlink:href="#__RefHeading___Toc279_2845782045" text:style-name="Index_20_Link" text:visited-style-name="Index_20_Link">Delta Location<text:tab/>5</text:a></text:p>
          <text:p text:style-name="P65"><text:a xlink:type="simple" xlink:href="#__RefHeading___Toc281_2845782045" text:style-name="Index_20_Link" text:visited-style-name="Index_20_Link">Delta Rotation<text:tab/>5</text:a></text:p>
          <text:p text:style-name="P65"><text:a xlink:type="simple" xlink:href="#__RefHeading___Toc283_2845782045" text:style-name="Index_20_Link" text:visited-style-name="Index_20_Link">Delta Scale<text:tab/>5</text:a></text:p>
          <text:p text:style-name="P65"><text:a xlink:type="simple" xlink:href="#__RefHeading___Toc285_2845782045" text:style-name="Index_20_Link" text:visited-style-name="Index_20_Link">Lock<text:tab/>5</text:a></text:p>
          <text:p text:style-name="P65"><text:a xlink:type="simple" xlink:href="#__RefHeading___Toc287_2845782045" text:style-name="Index_20_Link" text:visited-style-name="Index_20_Link">Animate Properties<text:tab/>5</text:a></text:p>
          <text:p text:style-name="P64"><text:a xlink:type="simple" xlink:href="#__RefHeading___Toc289_2845782045" text:style-name="Index_20_Link" text:visited-style-name="Index_20_Link">Relations Panel<text:tab/>5</text:a></text:p>
          <text:p text:style-name="P65"><text:a xlink:type="simple" xlink:href="#__RefHeading___Toc1797_480571855" text:style-name="Index_20_Link" text:visited-style-name="Index_20_Link">Animate Properties<text:tab/>5</text:a></text:p>
          <text:p text:style-name="P65"><text:a xlink:type="simple" xlink:href="#__RefHeading___Toc291_2845782045" text:style-name="Index_20_Link" text:visited-style-name="Index_20_Link">Parent<text:tab/>6</text:a></text:p>
          <text:p text:style-name="P66"><text:a xlink:type="simple" xlink:href="#__RefHeading___Toc293_2845782045" text:style-name="Index_20_Link" text:visited-style-name="Index_20_Link">Parent Type<text:tab/>6</text:a></text:p>
          <text:p text:style-name="P66"><text:a xlink:type="simple" xlink:href="#__RefHeading___Toc295_2845782045" text:style-name="Index_20_Link" text:visited-style-name="Index_20_Link">Parent Bone<text:tab/>6</text:a></text:p>
          <text:p text:style-name="P66"><text:a xlink:type="simple" xlink:href="#__RefHeading___Toc6345_1897878600" text:style-name="Index_20_Link" text:visited-style-name="Index_20_Link">Camera Parent Lock<text:tab/>6</text:a></text:p>
          <text:p text:style-name="P65"><text:a xlink:type="simple" xlink:href="#__RefHeading___Toc297_2845782045" text:style-name="Index_20_Link" text:visited-style-name="Index_20_Link">Tracking Axis<text:tab/>6</text:a></text:p>
          <text:p text:style-name="P65"><text:a xlink:type="simple" xlink:href="#__RefHeading___Toc299_2845782045" text:style-name="Index_20_Link" text:visited-style-name="Index_20_Link">Up Axis<text:tab/>6</text:a></text:p>
          <text:p text:style-name="P65"><text:a xlink:type="simple" xlink:href="#__RefHeading___Toc301_2845782045" text:style-name="Index_20_Link" text:visited-style-name="Index_20_Link">Pass Index<text:tab/>6</text:a></text:p>
          <text:p text:style-name="P64"><text:a xlink:type="simple" xlink:href="#__RefHeading___Toc478_297878853" text:style-name="Index_20_Link" text:visited-style-name="Index_20_Link">Collections Panel<text:tab/>6</text:a></text:p>
          <text:p text:style-name="P65"><text:a xlink:type="simple" xlink:href="#__RefHeading___Toc480_297878853" text:style-name="Index_20_Link" text:visited-style-name="Index_20_Link">Link to existing collection<text:tab/>7</text:a></text:p>
          <text:p text:style-name="P65"><text:a xlink:type="simple" xlink:href="#__RefHeading___Toc1864_329582731" text:style-name="Index_20_Link" text:visited-style-name="Index_20_Link">Add to new Collection<text:tab/>7</text:a></text:p>
          <text:p text:style-name="P65"><text:a xlink:type="simple" xlink:href="#__RefHeading___Toc484_297878853" text:style-name="Index_20_Link" text:visited-style-name="Index_20_Link">Collection<text:tab/>7</text:a></text:p>
          <text:p text:style-name="P66"><text:a xlink:type="simple" xlink:href="#__RefHeading___Toc486_297878853" text:style-name="Index_20_Link" text:visited-style-name="Index_20_Link">Collection Name<text:tab/>7</text:a></text:p>
          <text:p text:style-name="P66"><text:a xlink:type="simple" xlink:href="#__RefHeading___Toc488_297878853" text:style-name="Index_20_Link" text:visited-style-name="Index_20_Link">Remove<text:tab/>7</text:a></text:p>
          <text:p text:style-name="P66"><text:a xlink:type="simple" xlink:href="#__RefHeading___Toc490_297878853" text:style-name="Index_20_Link" text:visited-style-name="Index_20_Link">Collections Menu<text:tab/>8</text:a></text:p>
          <text:p text:style-name="P67"><text:a xlink:type="simple" xlink:href="#__RefHeading___Toc1813_1720767154" text:style-name="Index_20_Link" text:visited-style-name="Index_20_Link">Delete<text:tab/>8</text:a></text:p>
          <text:p text:style-name="P67"><text:a xlink:type="simple" xlink:href="#__RefHeading___Toc1815_1720767154" text:style-name="Index_20_Link" text:visited-style-name="Index_20_Link">Select Objects in Collection<text:tab/>8</text:a></text:p>
          <text:p text:style-name="P67"><text:a xlink:type="simple" xlink:href="#__RefHeading___Toc1817_1720767154" text:style-name="Index_20_Link" text:visited-style-name="Index_20_Link">Set Offset From Cursor<text:tab/>8</text:a></text:p>
          <text:p text:style-name="P66"><text:a xlink:type="simple" xlink:href="#__RefHeading___Toc492_297878853" text:style-name="Index_20_Link" text:visited-style-name="Index_20_Link">Offset<text:tab/>8</text:a></text:p>
          <text:p text:style-name="P64"><text:a xlink:type="simple" xlink:href="#__RefHeading___Toc494_297878853" text:style-name="Index_20_Link" text:visited-style-name="Index_20_Link">Instancing Panel<text:tab/>8</text:a></text:p>
          <text:p text:style-name="P65"><text:a xlink:type="simple" xlink:href="#__RefHeading___Toc930_4246630207" text:style-name="Index_20_Link" text:visited-style-name="Index_20_Link">None<text:tab/>8</text:a></text:p>
          <text:p text:style-name="P65"><text:a xlink:type="simple" xlink:href="#__RefHeading___Toc936_4246630207" text:style-name="Index_20_Link" text:visited-style-name="Index_20_Link"><text:span text:style-name="T7">Instance</text:span></text:a><text:a xlink:type="simple" xlink:href="#__RefHeading___Toc936_4246630207" text:style-name="Index_20_Link" text:visited-style-name="Index_20_Link"><text:span text:style-name="T7">verts</text:span></text:a><text:a xlink:type="simple" xlink:href="#__RefHeading___Toc936_4246630207" text:style-name="Index_20_Link" text:visited-style-name="Index_20_Link"><text:tab/>8</text:a></text:p>
          <text:p text:style-name="P66"><text:a xlink:type="simple" xlink:href="#__RefHeading___Toc938_4246630207" text:style-name="Index_20_Link" text:visited-style-name="Index_20_Link">Workflow:<text:tab/>9</text:a></text:p>
          <text:p text:style-name="P65"><text:a xlink:type="simple" xlink:href="#__RefHeading___Toc940_4246630207" text:style-name="Index_20_Link" text:visited-style-name="Index_20_Link"><text:span text:style-name="T7">I</text:span></text:a><text:a xlink:type="simple" xlink:href="#__RefHeading___Toc940_4246630207" text:style-name="Index_20_Link" text:visited-style-name="Index_20_Link"><text:span text:style-name="T7">nstance</text:span></text:a><text:a xlink:type="simple" xlink:href="#__RefHeading___Toc940_4246630207" text:style-name="Index_20_Link" text:visited-style-name="Index_20_Link"><text:span text:style-name="T7">verts</text:span></text:a><text:a xlink:type="simple" xlink:href="#__RefHeading___Toc940_4246630207" text:style-name="Index_20_Link" text:visited-style-name="Index_20_Link"><text:span text:style-name="T7"> Tools</text:span></text:a><text:a xlink:type="simple" xlink:href="#__RefHeading___Toc940_4246630207" text:style-name="Index_20_Link" text:visited-style-name="Index_20_Link"><text:tab/>9</text:a></text:p>
          <text:p text:style-name="P66"><text:a xlink:type="simple" xlink:href="#__RefHeading___Toc1799_480571855" text:style-name="Index_20_Link" text:visited-style-name="Index_20_Link">Animate Property<text:tab/>9</text:a></text:p>
          <text:p text:style-name="P66"><text:a xlink:type="simple" xlink:href="#__RefHeading___Toc1801_480571855" text:style-name="Index_20_Link" text:visited-style-name="Index_20_Link"><text:span text:style-name="T7">A</text:span></text:a><text:a xlink:type="simple" xlink:href="#__RefHeading___Toc1801_480571855" text:style-name="Index_20_Link" text:visited-style-name="Index_20_Link"><text:span text:style-name="T7">lign to Vertex Normal</text:span></text:a><text:a xlink:type="simple" xlink:href="#__RefHeading___Toc1801_480571855" text:style-name="Index_20_Link" text:visited-style-name="Index_20_Link"><text:tab/>9</text:a></text:p>
          <text:p text:style-name="P66"><text:a xlink:type="simple" xlink:href="#__RefHeading___Toc1803_480571855" text:style-name="Index_20_Link" text:visited-style-name="Index_20_Link"><text:span text:style-name="T7">S</text:span></text:a><text:a xlink:type="simple" xlink:href="#__RefHeading___Toc1803_480571855" text:style-name="Index_20_Link" text:visited-style-name="Index_20_Link"><text:span text:style-name="T7">how Instancer</text:span></text:a><text:a xlink:type="simple" xlink:href="#__RefHeading___Toc1803_480571855" text:style-name="Index_20_Link" text:visited-style-name="Index_20_Link"><text:tab/>9</text:a></text:p>
          <text:p text:style-name="P67"><text:a xlink:type="simple" xlink:href="#__RefHeading___Toc1819_1720767154" text:style-name="Index_20_Link" text:visited-style-name="Index_20_Link">Viewport<text:tab/>9</text:a></text:p>
          <text:p text:style-name="P67"><text:soft-page-break/><text:a xlink:type="simple" xlink:href="#__RefHeading___Toc1821_1720767154" text:style-name="Index_20_Link" text:visited-style-name="Index_20_Link">Render<text:tab/>9</text:a></text:p>
          <text:p text:style-name="P65"><text:a xlink:type="simple" xlink:href="#__RefHeading___Toc948_4246630207" text:style-name="Index_20_Link" text:visited-style-name="Index_20_Link">Dupliface<text:tab/>9</text:a></text:p>
          <text:p text:style-name="P66"><text:a xlink:type="simple" xlink:href="#__RefHeading___Toc950_4246630207" text:style-name="Index_20_Link" text:visited-style-name="Index_20_Link">Workflow:<text:tab/>10</text:a></text:p>
          <text:p text:style-name="P65"><text:a xlink:type="simple" xlink:href="#__RefHeading___Toc952_4246630207" text:style-name="Index_20_Link" text:visited-style-name="Index_20_Link">Instance Face Tools<text:tab/>10</text:a></text:p>
          <text:p text:style-name="P66"><text:a xlink:type="simple" xlink:href="#__RefHeading___Toc1805_480571855" text:style-name="Index_20_Link" text:visited-style-name="Index_20_Link">Animate Property<text:tab/>10</text:a></text:p>
          <text:p text:style-name="P66"><text:a xlink:type="simple" xlink:href="#__RefHeading___Toc1807_480571855" text:style-name="Index_20_Link" text:visited-style-name="Index_20_Link"><text:span text:style-name="T7">S</text:span></text:a><text:a xlink:type="simple" xlink:href="#__RefHeading___Toc1807_480571855" text:style-name="Index_20_Link" text:visited-style-name="Index_20_Link"><text:span text:style-name="T7">how Instancer</text:span></text:a><text:a xlink:type="simple" xlink:href="#__RefHeading___Toc1807_480571855" text:style-name="Index_20_Link" text:visited-style-name="Index_20_Link"><text:tab/>10</text:a></text:p>
          <text:p text:style-name="P67"><text:a xlink:type="simple" xlink:href="#__RefHeading___Toc1823_1720767154" text:style-name="Index_20_Link" text:visited-style-name="Index_20_Link">Viewport<text:tab/>10</text:a></text:p>
          <text:p text:style-name="P67"><text:a xlink:type="simple" xlink:href="#__RefHeading___Toc1825_1720767154" text:style-name="Index_20_Link" text:visited-style-name="Index_20_Link">Render<text:tab/>11</text:a></text:p>
          <text:p text:style-name="P66"><text:a xlink:type="simple" xlink:href="#__RefHeading___Toc954_4246630207" text:style-name="Index_20_Link" text:visited-style-name="Index_20_Link">Scale by Face Size<text:tab/>11</text:a></text:p>
          <text:p text:style-name="P66"><text:a xlink:type="simple" xlink:href="#__RefHeading___Toc956_4246630207" text:style-name="Index_20_Link" text:visited-style-name="Index_20_Link">Factor<text:tab/>11</text:a></text:p>
          <text:p text:style-name="P64"><text:a xlink:type="simple" xlink:href="#__RefHeading___Toc1459_893467951" text:style-name="Index_20_Link" text:visited-style-name="Index_20_Link">Motion Paths Panel<text:tab/>11</text:a></text:p>
          <text:p text:style-name="P65"><text:a xlink:type="simple" xlink:href="#__RefHeading___Toc1461_893467951" text:style-name="Index_20_Link" text:visited-style-name="Index_20_Link">Workflow:<text:tab/>11</text:a></text:p>
          <text:p text:style-name="P65"><text:a xlink:type="simple" xlink:href="#__RefHeading___Toc1463_893467951" text:style-name="Index_20_Link" text:visited-style-name="Index_20_Link">Motion Paths Tools:<text:tab/>11</text:a></text:p>
          <text:p text:style-name="P66"><text:a xlink:type="simple" xlink:href="#__RefHeading___Toc1465_893467951" text:style-name="Index_20_Link" text:visited-style-name="Index_20_Link">Paths Type<text:tab/>11</text:a></text:p>
          <text:p text:style-name="P67"><text:a xlink:type="simple" xlink:href="#__RefHeading___Toc1467_893467951" text:style-name="Index_20_Link" text:visited-style-name="Index_20_Link">In Range<text:tab/>12</text:a></text:p>
          <text:p text:style-name="P67"><text:a xlink:type="simple" xlink:href="#__RefHeading___Toc1469_893467951" text:style-name="Index_20_Link" text:visited-style-name="Index_20_Link">Paths range update<text:tab/>12</text:a></text:p>
          <text:p text:style-name="P68"><text:a xlink:type="simple" xlink:href="#__RefHeading___Toc1827_1720767154" text:style-name="Index_20_Link" text:visited-style-name="Index_20_Link">Frame Range Start<text:tab/>12</text:a></text:p>
          <text:p text:style-name="P68"><text:a xlink:type="simple" xlink:href="#__RefHeading___Toc1829_1720767154" text:style-name="Index_20_Link" text:visited-style-name="Index_20_Link">End<text:tab/>12</text:a></text:p>
          <text:p text:style-name="P68"><text:a xlink:type="simple" xlink:href="#__RefHeading___Toc1831_1720767154" text:style-name="Index_20_Link" text:visited-style-name="Index_20_Link">Step<text:tab/>12</text:a></text:p>
          <text:p text:style-name="P67"><text:a xlink:type="simple" xlink:href="#__RefHeading___Toc1471_893467951" text:style-name="Index_20_Link" text:visited-style-name="Index_20_Link">Around Frame<text:tab/>12</text:a></text:p>
          <text:p text:style-name="P68"><text:a xlink:type="simple" xlink:href="#__RefHeading___Toc1833_1720767154" text:style-name="Index_20_Link" text:visited-style-name="Index_20_Link">Frame Range before<text:tab/>12</text:a></text:p>
          <text:p text:style-name="P68"><text:a xlink:type="simple" xlink:href="#__RefHeading___Toc1835_1720767154" text:style-name="Index_20_Link" text:visited-style-name="Index_20_Link">After<text:tab/>12</text:a></text:p>
          <text:p text:style-name="P68"><text:a xlink:type="simple" xlink:href="#__RefHeading___Toc1837_1720767154" text:style-name="Index_20_Link" text:visited-style-name="Index_20_Link">Step<text:tab/>12</text:a></text:p>
          <text:p text:style-name="P66"><text:a xlink:type="simple" xlink:href="#__RefHeading___Toc1473_893467951" text:style-name="Index_20_Link" text:visited-style-name="Index_20_Link">Cache From and To<text:tab/>12</text:a></text:p>
          <text:p text:style-name="P66"><text:a xlink:type="simple" xlink:href="#__RefHeading___Toc1475_893467951" text:style-name="Index_20_Link" text:visited-style-name="Index_20_Link">Update Paths<text:tab/>12</text:a></text:p>
          <text:p text:style-name="P66"><text:a xlink:type="simple" xlink:href="#__RefHeading___Toc1477_893467951" text:style-name="Index_20_Link" text:visited-style-name="Index_20_Link">Delete Paths<text:tab/>12</text:a></text:p>
          <text:p text:style-name="P66"><text:a xlink:type="simple" xlink:href="#__RefHeading___Toc1479_893467951" text:style-name="Index_20_Link" text:visited-style-name="Index_20_Link">Display<text:tab/>13</text:a></text:p>
          <text:p text:style-name="P67"><text:a xlink:type="simple" xlink:href="#__RefHeading___Toc1839_1720767154" text:style-name="Index_20_Link" text:visited-style-name="Index_20_Link">Frame Numbers<text:tab/>13</text:a></text:p>
          <text:p text:style-name="P67"><text:a xlink:type="simple" xlink:href="#__RefHeading___Toc1841_1720767154" text:style-name="Index_20_Link" text:visited-style-name="Index_20_Link">Keyframes<text:tab/>13</text:a></text:p>
          <text:p text:style-name="P67"><text:a xlink:type="simple" xlink:href="#__RefHeading___Toc1843_1720767154" text:style-name="Index_20_Link" text:visited-style-name="Index_20_Link">Keyframe Numbers<text:tab/>13</text:a></text:p>
          <text:p text:style-name="P67"><text:a xlink:type="simple" xlink:href="#__RefHeading___Toc1845_1720767154" text:style-name="Index_20_Link" text:visited-style-name="Index_20_Link">Lines<text:tab/>13</text:a></text:p>
          <text:p text:style-name="P67"><text:a xlink:type="simple" xlink:href="#__RefHeading___Toc1847_1720767154" text:style-name="Index_20_Link" text:visited-style-name="Index_20_Link">Thickness<text:tab/>13</text:a></text:p>
          <text:p text:style-name="P67"><text:a xlink:type="simple" xlink:href="#__RefHeading___Toc1849_1720767154" text:style-name="Index_20_Link" text:visited-style-name="Index_20_Link">Custom Color<text:tab/>13</text:a></text:p>
          <text:p text:style-name="P64"><text:a xlink:type="simple" xlink:href="#__RefHeading___Toc1809_480571855" text:style-name="Index_20_Link" text:visited-style-name="Index_20_Link">Visibility Panel<text:tab/>13</text:a></text:p>
          <text:p text:style-name="P65"><text:a xlink:type="simple" xlink:href="#__RefHeading___Toc1811_480571855" text:style-name="Index_20_Link" text:visited-style-name="Index_20_Link">Animate property<text:tab/>13</text:a></text:p>
          <text:p text:style-name="P65"><text:a xlink:type="simple" xlink:href="#__RefHeading___Toc1813_480571855" text:style-name="Index_20_Link" text:visited-style-name="Index_20_Link">Show In<text:tab/>13</text:a></text:p>
          <text:p text:style-name="P66"><text:a xlink:type="simple" xlink:href="#__RefHeading___Toc1815_480571855" text:style-name="Index_20_Link" text:visited-style-name="Index_20_Link">Viewports<text:tab/>13</text:a></text:p>
          <text:p text:style-name="P66"><text:a xlink:type="simple" xlink:href="#__RefHeading___Toc1817_480571855" text:style-name="Index_20_Link" text:visited-style-name="Index_20_Link">Renders<text:tab/>13</text:a></text:p>
          <text:p text:style-name="P65"><text:a xlink:type="simple" xlink:href="#__RefHeading___Toc1819_480571855" text:style-name="Index_20_Link" text:visited-style-name="Index_20_Link">Grease Pencil<text:tab/>13</text:a></text:p>
          <text:p text:style-name="P66"><text:a xlink:type="simple" xlink:href="#__RefHeading___Toc1821_480571855" text:style-name="Index_20_Link" text:visited-style-name="Index_20_Link">Use Lights<text:tab/>13</text:a></text:p>
          <text:p text:style-name="P64"><text:a xlink:type="simple" xlink:href="#__RefHeading___Toc1481_893467951" text:style-name="Index_20_Link" text:visited-style-name="Index_20_Link">Viewport Display Panel<text:tab/>14</text:a></text:p>
          <text:p text:style-name="P65"><text:a xlink:type="simple" xlink:href="#__RefHeading___Toc1823_480571855" text:style-name="Index_20_Link" text:visited-style-name="Index_20_Link">Animate property<text:tab/>14</text:a></text:p>
          <text:p text:style-name="P65"><text:a xlink:type="simple" xlink:href="#__RefHeading___Toc1825_480571855" text:style-name="Index_20_Link" text:visited-style-name="Index_20_Link">Show<text:tab/>14</text:a></text:p>
          <text:p text:style-name="P66"><text:a xlink:type="simple" xlink:href="#__RefHeading___Toc1483_893467951" text:style-name="Index_20_Link" text:visited-style-name="Index_20_Link">Name<text:tab/>14</text:a></text:p>
          <text:p text:style-name="P66"><text:a xlink:type="simple" xlink:href="#__RefHeading___Toc1827_480571855" text:style-name="Index_20_Link" text:visited-style-name="Index_20_Link">Axis<text:tab/>14</text:a></text:p>
          <text:p text:style-name="P66"><text:a xlink:type="simple" xlink:href="#__RefHeading___Toc1829_480571855" text:style-name="Index_20_Link" text:visited-style-name="Index_20_Link">Wireframe<text:tab/>14</text:a></text:p>
          <text:p text:style-name="P66"><text:a xlink:type="simple" xlink:href="#__RefHeading___Toc1831_480571855" text:style-name="Index_20_Link" text:visited-style-name="Index_20_Link">All Edges<text:tab/>15</text:a></text:p>
          <text:p text:style-name="P66"><text:a xlink:type="simple" xlink:href="#__RefHeading___Toc1487_893467951" text:style-name="Index_20_Link" text:visited-style-name="Index_20_Link">Texture Space<text:tab/>15</text:a></text:p>
          <text:p text:style-name="P66"><text:a xlink:type="simple" xlink:href="#__RefHeading___Toc1495_893467951" text:style-name="Index_20_Link" text:visited-style-name="Index_20_Link">Shadow<text:tab/>15</text:a></text:p>
          <text:p text:style-name="P66"><text:a xlink:type="simple" xlink:href="#__RefHeading___Toc1489_893467951" text:style-name="Index_20_Link" text:visited-style-name="Index_20_Link">In Front<text:tab/>15</text:a></text:p>
          <text:p text:style-name="P66"><text:a xlink:type="simple" xlink:href="#__RefHeading___Toc1714_800378410" text:style-name="Index_20_Link" text:visited-style-name="Index_20_Link">Color<text:tab/>15</text:a></text:p>
          <text:p text:style-name="P66"><text:a xlink:type="simple" xlink:href="#__RefHeading___Toc1497_893467951" text:style-name="Index_20_Link" text:visited-style-name="Index_20_Link">Display As<text:tab/>16</text:a></text:p>
          <text:p text:style-name="P66"><text:a xlink:type="simple" xlink:href="#__RefHeading___Toc1499_893467951" text:style-name="Index_20_Link" text:visited-style-name="Index_20_Link">Bounds<text:tab/>16</text:a></text:p>
          <text:p text:style-name="P67"><text:soft-page-break/><text:a xlink:type="simple" xlink:href="#__RefHeading___Toc1851_1720767154" text:style-name="Index_20_Link" text:visited-style-name="Index_20_Link">Display Bounds Type<text:tab/>16</text:a></text:p>
          <text:p text:style-name="P64"><text:a xlink:type="simple" xlink:href="#__RefHeading___Toc4992_1210455647" text:style-name="Index_20_Link" text:visited-style-name="Index_20_Link">Custom Properties Panel<text:tab/>16</text:a></text:p>
          <text:p text:style-name="P65"><text:a xlink:type="simple" xlink:href="#__RefHeading___Toc4994_1210455647" text:style-name="Index_20_Link" text:visited-style-name="Index_20_Link">Add<text:tab/>16</text:a></text:p>
          <text:p text:style-name="P65"><text:a xlink:type="simple" xlink:href="#__RefHeading___Toc4996_1210455647" text:style-name="Index_20_Link" text:visited-style-name="Index_20_Link">Edit<text:tab/>16</text:a></text:p>
          <text:p text:style-name="P65"><text:a xlink:type="simple" xlink:href="#__RefHeading___Toc4998_1210455647" text:style-name="Index_20_Link" text:visited-style-name="Index_20_Link">Remove<text:tab/>16</text:a></text:p>
        </text:index-body>
      </text:table-of-content>
      <text:p text:style-name="P16"/>
      <text:p text:style-name="P16"/>
      <text:p text:style-name="P16"/>
      <table:table table:name="Tabelle2" table:style-name="Tabelle2">
        <table:table-column table:style-name="Tabelle2.A"/>
        <table:table-row table:style-name="TableLine1902901194000">
          <table:table-cell table:style-name="Tabelle2.A1" office:value-type="string">
            <text:h text:style-name="P75" text:outline-level="1"><text:bookmark-start text:name="__RefHeading___Toc290_445242181"/>Object Tab<text:bookmark-end text:name="__RefHeading___Toc290_445242181"/></text:h>
          </table:table-cell>
        </table:table-row>
      </table:table>
      <text:p text:style-name="P18"/>
      <text:p text:style-name="P22"><draw:frame draw:style-name="fr2" draw:name="Bild1" text:anchor-type="paragraph" svg:y="0.037cm" svg:width="5.639cm" svg:height="8.67cm" draw:z-index="0"><draw:image xlink:href="Pictures/100002010000014D000002003007F8A267F7A7DB.png" xlink:type="simple" xlink:show="embed" xlink:actuate="onLoad" draw:mime-type="image/png"/></draw:frame>The Object tab contains all general object related settings like Transform, Relation or Collection related things. It is the same for all object types and in all modes.</text:p>
      <text:p text:style-name="P22"/>
      <text:p text:style-name="P22"/>
      <text:p text:style-name="P22"/>
      <text:p text:style-name="P22"/>
      <text:p text:style-name="P22"/>
      <text:p text:style-name="P22"/>
      <text:p text:style-name="P22"/>
      <text:p text:style-name="P22"/>
      <text:p text:style-name="P21"/>
      <table:table table:name="Tabelle3" table:style-name="Tabelle3">
        <table:table-column table:style-name="Tabelle3.A"/>
        <table:table-row table:style-name="TableLine1902901197808">
          <table:table-cell table:style-name="Tabelle3.A1" office:value-type="string">
            <text:h text:style-name="P79" text:outline-level="1"><text:bookmark-start text:name="__RefHeading___Toc2086_1868955931"/><text:span text:style-name="T40">Object </text:span><text:span text:style-name="T26">Data Prop</text:span><text:bookmark-end text:name="__RefHeading___Toc2086_1868955931"/></text:h>
          </table:table-cell>
        </table:table-row>
      </table:table>
      <text:p text:style-name="Text_20_body"><draw:frame draw:style-name="fr3" draw:name="Bild2" text:anchor-type="paragraph" svg:width="5.009cm" svg:height="2.461cm" draw:z-index="1"><draw:image xlink:href="Pictures/100002010000012800000091ACD58AEA15D30DE4.png" xlink:type="simple" xlink:show="embed" xlink:actuate="onLoad" draw:mime-type="image/png"/></draw:frame></text:p>
      <text:p text:style-name="P24">Displays what object is currently selected. </text:p>
      <text:p text:style-name="P24"/>
      <text:h text:style-name="Heading_20_2" text:outline-level="2"><draw:frame draw:style-name="fr2" draw:name="Bild43" text:anchor-type="paragraph" svg:y="0.848cm" svg:width="4.32cm" svg:height="4.59cm" draw:z-index="49"><draw:image xlink:href="Pictures/10000201000000FF0000010F1F6301DF8BD14CE5.png" xlink:type="simple" xlink:show="embed" xlink:actuate="onLoad" draw:mime-type="image/png"/></draw:frame><text:bookmark-start text:name="__RefHeading___Toc6504_709803927"/>Object browser<text:bookmark-end text:name="__RefHeading___Toc6504_709803927"/></text:h>
      <text:p text:style-name="P56">A list of the objects in the scene. <text:span text:style-name="T4">In this list you can also choose another object. And you can rename the object.</text:span></text:p>
      <text:p text:style-name="P22"/>
      <text:p text:style-name="P22"/>
      <text:p text:style-name="P22"/>
      <text:p text:style-name="P22"/>
      <text:h text:style-name="Heading_20_2" text:outline-level="2"><text:bookmark-start text:name="__RefHeading___Toc6506_709803927"/><text:soft-page-break/>File selector menu<draw:frame draw:style-name="fr9" draw:name="Bild46" text:anchor-type="char" svg:y="0.171cm" svg:width="3.12cm" svg:height="2.35cm" draw:z-index="50"><draw:image xlink:href="Pictures/10000201000000B80000008B708ED9EBA602706B.png" xlink:type="simple" xlink:show="embed" xlink:actuate="onLoad" draw:mime-type="image/png"/></draw:frame><text:bookmark-end text:name="__RefHeading___Toc6506_709803927"/></text:h>
      <text:p text:style-name="P56">This menu has no meaning in this context. All menu items are disabled.</text:p>
      <text:p text:style-name="P22"/>
      <text:p text:style-name="P22"/>
      <table:table table:name="Tabelle1" table:style-name="Tabelle1">
        <table:table-column table:style-name="Tabelle1.A"/>
        <table:table-row table:style-name="TableLine1902901198352">
          <table:table-cell table:style-name="Tabelle1.A1" office:value-type="string">
            <text:h text:style-name="P75" text:outline-level="1"><text:bookmark-start text:name="__RefHeading___Toc263_2845782045"/>Transform Panel<text:bookmark-end text:name="__RefHeading___Toc263_2845782045"/></text:h>
          </table:table-cell>
        </table:table-row>
      </table:table>
      <text:p text:style-name="P2"><draw:frame draw:style-name="fr2" draw:name="Bild3" text:anchor-type="paragraph" svg:y="0.395cm" svg:width="9.38cm" svg:height="6.639cm" draw:z-index="2"><draw:image xlink:href="Pictures/100002010000022A00000188F8FB229E76CAED83.png" xlink:type="simple" xlink:show="embed" xlink:actuate="onLoad" draw:mime-type="image/png"/></draw:frame></text:p>
      <text:p text:style-name="Text_20_body">Transform is position, rotation and scale of the object. It is partially the same content that you see in Object mode in the Properties sidebar in the 3D view. </text:p>
      <text:p text:style-name="Text_20_body">However, when you switch to Edit mode, with a Bone for example, then you will still have the overall world transform values for the object here, while the Transform panel in the Properties sidebar now displays the edit transform values for the bone.</text:p>
      <text:h text:style-name="Heading_20_2" text:outline-level="2"><text:bookmark-start text:name="__RefHeading___Toc265_2845782045"/>Location<text:bookmark-end text:name="__RefHeading___Toc265_2845782045"/></text:h>
      <text:p text:style-name="P22">The location of the object.</text:p>
      <text:h text:style-name="Heading_20_2" text:outline-level="2"><text:bookmark-start text:name="__RefHeading___Toc267_2845782045"/>Rotation<text:bookmark-end text:name="__RefHeading___Toc267_2845782045"/></text:h>
      <text:p text:style-name="P22">The rotation of the object.</text:p>
      <text:h text:style-name="P83" text:outline-level="2"><draw:frame draw:style-name="fr3" draw:name="Bild4" text:anchor-type="paragraph" svg:width="2.709cm" svg:height="3.649cm" draw:z-index="39"><draw:image xlink:href="Pictures/10000201000000A0000000D8399290FDC21AD280.png" xlink:type="simple" xlink:show="embed" xlink:actuate="onLoad" draw:mime-type="image/png"/></draw:frame><text:bookmark-start text:name="__RefHeading___Toc275_2845782045"/>Rotation Mode<text:bookmark-end text:name="__RefHeading___Toc275_2845782045"/></text:h>
      <text:p text:style-name="P23">The rotation mode. Euler angles are fine for most needs. But sometimes you want to use Quaternion to avoid gimbal lock. Gimbal lock is a mathematical problem where the rotation locks up in two instead of three degrees of freedom.</text:p>
      <text:p text:style-name="P23"/>
      <text:h text:style-name="Heading_20_3" text:outline-level="3"><draw:frame draw:style-name="fr2" draw:name="Bild38" text:anchor-type="paragraph" svg:y="0.549cm" svg:width="3.35cm" svg:height="2.221cm" draw:z-index="47"><draw:image xlink:href="Pictures/10000201000000C600000083381A76ACAF0D66FC.png" xlink:type="simple" xlink:show="embed" xlink:actuate="onLoad" draw:mime-type="image/png"/></draw:frame><text:bookmark-start text:name="__RefHeading___Toc2602_3403233085"/>Quaternion<text:bookmark-end text:name="__RefHeading___Toc2602_3403233085"/></text:h>
      <text:p text:style-name="P53"><draw:frame draw:style-name="fr4" draw:name="Bild40" text:anchor-type="paragraph" svg:x="15.337cm" svg:y="2.099cm" svg:width="3.39cm" svg:height="2.18cm" draw:z-index="48"><draw:image xlink:href="Pictures/10000201000000C800000081507218F969CC371A.png" xlink:type="simple" xlink:show="embed" xlink:actuate="onLoad" draw:mime-type="image/png"/></draw:frame><text:span text:style-name="T36">With </text:span><text:span text:style-name="T38">euler angles you will have three values available. But with a </text:span><text:span text:style-name="T36">quaternion you will have four values available. </text:span><text:span text:style-name="T37">And </text:span><text:span text:style-name="T38">quaternions</text:span><text:span text:style-name="T37"> reveals</text:span><text:span text:style-name="T36"> a 4L button. This button </text:span><text:span text:style-name="T38">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52">Locking the W axis will lock all axis.</text:p>
      <text:p text:style-name="P52"/>
      <text:p text:style-name="P60"/>
      <text:h text:style-name="Heading_20_2" text:outline-level="2"><text:bookmark-start text:name="__RefHeading___Toc269_2845782045"/><text:soft-page-break/>Scale<text:bookmark-end text:name="__RefHeading___Toc269_2845782045"/></text:h>
      <text:p text:style-name="P22">The scale of the object.</text:p>
      <text:h text:style-name="Heading_20_2" text:outline-level="2"><text:bookmark-start text:name="__RefHeading___Toc271_2845782045"/>Lock<text:bookmark-end text:name="__RefHeading___Toc271_2845782045"/></text:h>
      <text:p text:style-name="P22">This properties can be locked.</text:p>
      <text:h text:style-name="Heading_20_2" text:outline-level="2"><text:bookmark-start text:name="__RefHeading___Toc273_2845782045"/>Animate Propert<text:span text:style-name="T4">ies</text:span><text:bookmark-end text:name="__RefHeading___Toc273_2845782045"/></text:h>
      <text:p text:style-name="P54"><text:span text:style-name="T39">This propert</text:span><text:span text:style-name="T4">ies</text:span><text:span text:style-name="T39"> can be animated. Activating th</text:span><text:span text:style-name="T4">e Animate Property </text:span><text:span text:style-name="T39">button sets a keyframe.</text:span></text:p>
      <text:h text:style-name="P84" text:outline-level="2"><draw:frame draw:style-name="fr3" draw:name="Bild5" text:anchor-type="paragraph" svg:width="5.151cm" svg:height="4.81cm" draw:z-index="3"><draw:image xlink:href="Pictures/10000201000001300000011CB4BC6B1140F13777.png" xlink:type="simple" xlink:show="embed" xlink:actuate="onLoad" draw:mime-type="image/png"/></draw:frame><text:bookmark-start text:name="__RefHeading___Toc277_2845782045"/>Delta Transform<text:bookmark-end text:name="__RefHeading___Toc277_2845782045"/></text:h>
      <text:p text:style-name="Text_20_body">Transforms are absolute to the world coordinates. Delta Transforms are relative to the current transformation.</text:p>
      <text:p text:style-name="P22">Adjust the delta transforms.</text:p>
      <text:h text:style-name="P85" text:outline-level="2"><text:bookmark-start text:name="__RefHeading___Toc279_2845782045"/><text:span text:style-name="T4">Delta </text:span>Location<text:bookmark-end text:name="__RefHeading___Toc279_2845782045"/></text:h>
      <text:p text:style-name="P22">The delta location of the object.</text:p>
      <text:h text:style-name="P85" text:outline-level="2"><text:bookmark-start text:name="__RefHeading___Toc281_2845782045"/><text:span text:style-name="T4">Delta </text:span>Rotation<text:bookmark-end text:name="__RefHeading___Toc281_2845782045"/></text:h>
      <text:p text:style-name="P22">The delta rotation of the object.</text:p>
      <text:h text:style-name="P85" text:outline-level="2"><text:bookmark-start text:name="__RefHeading___Toc283_2845782045"/><text:span text:style-name="T4">Delta </text:span>Scale<text:bookmark-end text:name="__RefHeading___Toc283_2845782045"/></text:h>
      <text:p text:style-name="P22">The delta scale of the object.</text:p>
      <text:h text:style-name="P85" text:outline-level="2"><text:bookmark-start text:name="__RefHeading___Toc285_2845782045"/>Lock<text:bookmark-end text:name="__RefHeading___Toc285_2845782045"/></text:h>
      <text:p text:style-name="P22">This properties can be locked.</text:p>
      <text:h text:style-name="Heading_20_2" text:outline-level="2"><text:bookmark-start text:name="__RefHeading___Toc287_2845782045"/>Animate Propert<text:span text:style-name="T4">ies</text:span><text:bookmark-end text:name="__RefHeading___Toc287_2845782045"/></text:h>
      <text:p text:style-name="P25">This propert<text:span text:style-name="T4">ies</text:span> can be animated. Activating th<text:span text:style-name="T4">e Animate Property </text:span>button sets a keyframe.</text:p>
      <text:p text:style-name="P26"/>
      <table:table table:name="Tabelle4" table:style-name="Tabelle4">
        <table:table-column table:style-name="Tabelle4.A"/>
        <table:table-row table:style-name="TableLine1902901200528">
          <table:table-cell table:style-name="Tabelle4.A1" office:value-type="string">
            <text:h text:style-name="P76" text:outline-level="1"><text:bookmark-start text:name="__RefHeading___Toc289_2845782045"/><text:span text:style-name="T5">Relations</text:span> Panel<text:bookmark-end text:name="__RefHeading___Toc289_2845782045"/></text:h>
          </table:table-cell>
        </table:table-row>
      </table:table>
      <text:p text:style-name="P3"/>
      <text:p text:style-name="P4"><draw:frame draw:style-name="fr2" draw:name="Bild7" text:anchor-type="paragraph" svg:y="0.049cm" svg:width="5.11cm" svg:height="3.54cm" draw:z-index="5"><draw:image xlink:href="Pictures/100002010000012E000000D1C93D0E9A76EB54DB.png" xlink:type="simple" xlink:show="embed" xlink:actuate="onLoad" draw:mime-type="image/png"/></draw:frame><draw:frame draw:style-name="fr4" draw:name="Bild6" text:anchor-type="paragraph" svg:x="7.874cm" svg:y="0.028cm" svg:width="5.159cm" svg:height="2.379cm" draw:z-index="4"><draw:image xlink:href="Pictures/10000201000001310000008D1FB5746CE8D49F2F.png" xlink:type="simple" xlink:show="embed" xlink:actuate="onLoad" draw:mime-type="image/png"/></draw:frame>Set up and adjust relations for the object.</text:p>
      <text:p text:style-name="P4"/>
      <text:h text:style-name="P83" text:outline-level="2"><text:bookmark-start text:name="__RefHeading___Toc1797_480571855"/>Animate Propert<text:span text:style-name="T4">ies</text:span><text:bookmark-end text:name="__RefHeading___Toc1797_480571855"/></text:h>
      <text:p text:style-name="P27">Th<text:span text:style-name="T20">e </text:span>propert<text:span text:style-name="T4">ies</text:span> <text:span text:style-name="T20">with the Animate Property at the right </text:span>can be animated. Activating th<text:span text:style-name="T4">e Animate Property </text:span>button sets a keyframe.</text:p>
      <text:p text:style-name="P4"><text:soft-page-break/></text:p>
      <text:p text:style-name="Horizontal_20_Line"/>
      <text:h text:style-name="Heading_20_2" text:outline-level="2"><text:bookmark-start text:name="__RefHeading___Toc291_2845782045"/>Parent<text:bookmark-end text:name="__RefHeading___Toc291_2845782045"/></text:h>
      <text:p text:style-name="P28">Set a parent object. One way is by the object picker at the right. Or choose the object in the list. This list appears by clicking at the edit box.</text:p>
      <text:h text:style-name="Heading_20_3" text:outline-level="3"><draw:frame draw:style-name="fr2" draw:name="Bild8" text:anchor-type="paragraph" svg:y="0cm" svg:width="1.981cm" svg:height="1.799cm" draw:z-index="6"><draw:image xlink:href="Pictures/10000201000000750000006AF5441FFC1E730964.png" xlink:type="simple" xlink:show="embed" xlink:actuate="onLoad" draw:mime-type="image/png"/></draw:frame><text:bookmark-start text:name="__RefHeading___Toc293_2845782045"/>Parent Type<text:bookmark-end text:name="__RefHeading___Toc293_2845782045"/></text:h>
      <text:p text:style-name="P28">See and set the parent type.</text:p>
      <text:h text:style-name="P90" text:outline-level="3"><text:bookmark-start text:name="__RefHeading___Toc295_2845782045"/>Parent Bone<text:bookmark-end text:name="__RefHeading___Toc295_2845782045"/></text:h>
      <text:p text:style-name="P55"><text:span text:style-name="T5">W</text:span><text:span text:style-name="T20">hen you parent an object to an armature then you can choose to which bone you want to parent this object.</text:span></text:p>
      <text:h text:style-name="Heading_20_3" text:outline-level="3"><text:bookmark-start text:name="__RefHeading___Toc6345_1897878600"/>Camera Parent Lock<text:bookmark-end text:name="__RefHeading___Toc6345_1897878600"/></text:h>
      <text:p text:style-name="P29">When the camera is locked to the view and in fly mode, transform the parent rather than the camera. </text:p>
      <text:p text:style-name="Horizontal_20_Line"/>
      <text:h text:style-name="Heading_20_2" text:outline-level="2"><draw:frame draw:style-name="fr3" draw:name="Bild9" text:anchor-type="paragraph" svg:width="1.91cm" svg:height="2.91cm" draw:z-index="7"><draw:image xlink:href="Pictures/1000020100000071000000ACD87E19F45DD981EF.png" xlink:type="simple" xlink:show="embed" xlink:actuate="onLoad" draw:mime-type="image/png"/></draw:frame><text:bookmark-start text:name="__RefHeading___Toc297_2845782045"/>Tracking Axis<text:bookmark-end text:name="__RefHeading___Toc297_2845782045"/></text:h>
      <text:p text:style-name="P30">The axis that points in forward direction.</text:p>
      <text:h text:style-name="Heading_20_2" text:outline-level="2"><text:bookmark-start text:name="__RefHeading___Toc299_2845782045"/>Up Axis<text:bookmark-end text:name="__RefHeading___Toc299_2845782045"/></text:h>
      <text:p text:style-name="P30"><draw:frame draw:style-name="fr2" draw:name="Bild10" text:anchor-type="paragraph" svg:y="0.385cm" svg:width="1.69cm" svg:height="1.76cm" draw:z-index="8"><draw:image xlink:href="Pictures/10000201000000640000006876454A2F257547B8.png" xlink:type="simple" xlink:show="embed" xlink:actuate="onLoad" draw:mime-type="image/png"/></draw:frame>The axis that points in the up direction.</text:p>
      <text:h text:style-name="Heading_20_2" text:outline-level="2"><text:bookmark-start text:name="__RefHeading___Toc301_2845782045"/>Pass Index<text:bookmark-end text:name="__RefHeading___Toc301_2845782045"/></text:h>
      <text:p text:style-name="P30">The index number for the "Object Index" render pass.</text:p>
      <table:table table:name="Tabelle5" table:style-name="Tabelle5">
        <table:table-column table:style-name="Tabelle5.A"/>
        <table:table-row table:style-name="TableLine1902901219024">
          <table:table-cell table:style-name="Tabelle5.A1" office:value-type="string">
            <text:h text:style-name="P77" text:outline-level="1"><text:bookmark-start text:name="__RefHeading___Toc478_297878853"/><text:span text:style-name="T6">Collections </text:span>Panel<text:bookmark-end text:name="__RefHeading___Toc478_297878853"/></text:h>
          </table:table-cell>
        </table:table-row>
      </table:table>
      <text:p text:style-name="P5"><draw:frame draw:style-name="fr4" draw:name="Bild11" text:anchor-type="paragraph" svg:x="7.992cm" svg:y="0.452cm" svg:width="5.151cm" svg:height="2.17cm" draw:z-index="9"><draw:image xlink:href="Pictures/1000020100000130000000801BBCE6859672A96F.png" xlink:type="simple" xlink:show="embed" xlink:actuate="onLoad" draw:mime-type="image/png"/></draw:frame></text:p>
      <text:p text:style-name="Text_20_body"><draw:frame draw:style-name="fr2" draw:name="Bild13" text:anchor-type="paragraph" svg:y="0.053cm" svg:width="5.151cm" svg:height="6.57cm" draw:z-index="11"><draw:image xlink:href="Pictures/100002010000013000000184B9337F041989A0F9.png" xlink:type="simple" xlink:show="embed" xlink:actuate="onLoad" draw:mime-type="image/png"/></draw:frame>Collections is a bunch of data, objects, cameras, lights, etc., which you can manage in some ways at once. You can for example hide complete collections, include or exclude it from rendering, instance them, and so on. </text:p>
      <text:p text:style-name="Text_20_body">An object must be at least in one collection. Or it gets deleted. But an object can be in multiple collections. This panel allows you to manage in what collection(s) the object is.</text:p>
      <text:p text:style-name="Text_20_body"/>
      <text:p text:style-name="Text_20_body"/>
      <text:h text:style-name="Heading_20_2" text:outline-level="2"><draw:frame draw:style-name="fr2" draw:name="Bild12" text:anchor-type="paragraph" svg:y="0.482cm" svg:width="5.11cm" svg:height="2.611cm" draw:z-index="10"><draw:image xlink:href="Pictures/100002010000012E0000009A517D6C0C7E3D6087.png" xlink:type="simple" xlink:show="embed" xlink:actuate="onLoad" draw:mime-type="image/png"/></draw:frame><text:bookmark-start text:name="__RefHeading___Toc480_297878853"/><text:soft-page-break/><text:span text:style-name="T29">Link to existing</text:span> collection<text:bookmark-end text:name="__RefHeading___Toc480_297878853"/></text:h>
      <text:p text:style-name="Text_20_body">A drop down box where you can choose the collection that you want to add the object to.<text:span text:style-name="T42"> </text:span><text:span text:style-name="T43">Different from the Link to collection tool in the outliner, t</text:span><text:span text:style-name="T42">his </text:span><text:span text:style-name="T43">tool</text:span><text:span text:style-name="T42"> lists all collections in the Blender file. Also collections that are not to see in the Scenes or View Layer view.</text:span></text:p>
      <text:p text:style-name="Text_20_body"/>
      <text:h text:style-name="Heading_20_2" text:outline-level="2"><draw:frame draw:style-name="fr8" draw:name="Bild56" text:anchor-type="paragraph" svg:width="5.151cm" svg:height="1.69cm" draw:z-index="55"><draw:image xlink:href="Pictures/100002010000013000000064848FBAE48A41A8C1.png" xlink:type="simple" xlink:show="embed" xlink:actuate="onLoad" draw:mime-type="image/png"/></draw:frame><text:bookmark-start text:name="__RefHeading___Toc1864_329582731"/>Add <text:span text:style-name="T29">to new</text:span><text:span text:style-name="T42"> </text:span>Collection<text:bookmark-end text:name="__RefHeading___Toc1864_329582731"/></text:h>
      <text:p text:style-name="P58"><text:span text:style-name="T6">At the end of the Add to Collection element is a + button where you can </text:span><text:span text:style-name="T42">create</text:span><text:span text:style-name="T6"> more collections.</text:span></text:p>
      <text:p text:style-name="P99"><text:span text:style-name="T44">Note that this new created collection is not part of the scene. But shows just at the Blend file level in the outliner. So when you want to create a collection that is accessible from the scene, then create the collection in the outliner instead.</text:span></text:p>
      <text:p text:style-name="P98"><draw:frame draw:style-name="fr7" draw:name="Bild55" text:anchor-type="char" svg:x="0.074cm" svg:y="0.161cm" svg:width="11.509cm" svg:height="3.12cm" draw:z-index="54"><draw:image xlink:href="Pictures/10000201000002A8000000B8E9DCB50983AD34EB.png" xlink:type="simple" xlink:show="embed" xlink:actuate="onLoad" draw:mime-type="image/png"/></draw:frame></text:p>
      <text:p text:style-name="P98"/>
      <text:p text:style-name="P98"/>
      <text:p text:style-name="P98"/>
      <text:p text:style-name="P98"/>
      <text:p text:style-name="P98"><draw:frame draw:style-name="fr1" draw:name="Bild57" text:anchor-type="paragraph" svg:y="-0.339cm" svg:width="5.129cm" svg:height="2.27cm" draw:z-index="56"><draw:image xlink:href="Pictures/100002010000012F00000086C801EC4CB73BF7B8.png" xlink:type="simple" xlink:show="embed" xlink:actuate="onLoad" draw:mime-type="image/png"/></draw:frame>Collections at the scene levels usually gets created with the name Collection + space + single Number.</text:p>
      <text:p text:style-name="P98"/>
      <text:p text:style-name="P98"><draw:frame draw:style-name="fr1" draw:name="Bild58" text:anchor-type="paragraph" svg:y="0.21cm" svg:width="5.151cm" svg:height="2.32cm" draw:z-index="57"><draw:image xlink:href="Pictures/100002010000013000000089503F1BF8EBB493D2.png" xlink:type="simple" xlink:show="embed" xlink:actuate="onLoad" draw:mime-type="image/png"/></draw:frame>Collections at the Blend file level gets created with Collection + dot + three digit number</text:p>
      <text:p text:style-name="P58"/>
      <text:p text:style-name="P58"/>
      <text:h text:style-name="Heading_20_2" text:outline-level="2"><draw:frame draw:style-name="fr3" draw:name="Bild14" text:anchor-type="paragraph" svg:width="3.05cm" svg:height="1.05cm" draw:z-index="12"><draw:image xlink:href="Pictures/10000201000000B40000003ED6BAD9EF27ED95DF.png" xlink:type="simple" xlink:show="embed" xlink:actuate="onLoad" draw:mime-type="image/png"/></draw:frame><text:bookmark-start text:name="__RefHeading___Toc484_297878853"/>Collection<text:bookmark-end text:name="__RefHeading___Toc484_297878853"/></text:h>
      <text:p text:style-name="P31">This is the collection where the object is currently assigned at. As told, an object can be assigned to more than one collection.</text:p>
      <text:h text:style-name="Heading_20_3" text:outline-level="3"><text:bookmark-start text:name="__RefHeading___Toc486_297878853"/>Collection Name<text:bookmark-end text:name="__RefHeading___Toc486_297878853"/></text:h>
      <text:p text:style-name="P31">Read and edit the collection name<text:span text:style-name="T19">.</text:span></text:p>
      <text:h text:style-name="P92" text:outline-level="3"><text:bookmark-start text:name="__RefHeading___Toc488_297878853"/>Remove<text:bookmark-end text:name="__RefHeading___Toc488_297878853"/></text:h>
      <text:p text:style-name="P31">This deletes the collection from the object. Note that the collection still exists.</text:p>
      <text:h text:style-name="Heading_20_3" text:outline-level="3"><draw:frame draw:style-name="fr3" draw:name="Bild15" text:anchor-type="paragraph" svg:width="3.39cm" svg:height="1.229cm" draw:z-index="13"><draw:image xlink:href="Pictures/10000201000000C800000049D7DEB6551BAB6077.png" xlink:type="simple" xlink:show="embed" xlink:actuate="onLoad" draw:mime-type="image/png"/></draw:frame><text:bookmark-start text:name="__RefHeading___Toc490_297878853"/><text:soft-page-break/>Collections Menu<text:bookmark-end text:name="__RefHeading___Toc490_297878853"/></text:h>
      <text:h text:style-name="P62" text:outline-level="4"><text:bookmark-start text:name="__RefHeading___Toc1813_1720767154"/>Delete<text:bookmark-end text:name="__RefHeading___Toc1813_1720767154"/></text:h>
      <text:p text:style-name="P31">This deletes the collection from the object. Note that the collection still exists.</text:p>
      <text:h text:style-name="Heading_20_4" text:outline-level="4"><text:bookmark-start text:name="__RefHeading___Toc1815_1720767154"/>Select Objects in Collection<text:bookmark-end text:name="__RefHeading___Toc1815_1720767154"/></text:h>
      <text:p text:style-name="P31">Selects all objects in the collection.</text:p>
      <text:h text:style-name="Heading_20_4" text:outline-level="4"><text:bookmark-start text:name="__RefHeading___Toc1817_1720767154"/>Set Offset From Cursor<text:bookmark-end text:name="__RefHeading___Toc1817_1720767154"/></text:h>
      <text:p text:style-name="Text_20_body">Set offset used for collection instance based on cursor position. <text:span text:style-name="T21">Normally the offset is based at the center of the world when instancing, at 0/0/0. When you choose Set Offset From Cursor then this offset is set form the cursor position instead of the world center.</text:span></text:p>
      <text:h text:style-name="Heading_20_3" text:outline-level="3"><draw:frame draw:style-name="fr3" draw:name="Bild16" text:anchor-type="paragraph" svg:width="5.151cm" svg:height="0.589cm" draw:z-index="14"><draw:image xlink:href="Pictures/100002010000013000000023103B9EA83F752D23.png" xlink:type="simple" xlink:show="embed" xlink:actuate="onLoad" draw:mime-type="image/png"/></draw:frame><text:bookmark-start text:name="__RefHeading___Toc492_297878853"/>Offset<text:bookmark-end text:name="__RefHeading___Toc492_297878853"/></text:h>
      <text:p text:style-name="P31">Offset from the origin to use when instancing.</text:p>
      <text:p text:style-name="P31"/>
      <table:table table:name="Tabelle6" table:style-name="Tabelle6">
        <table:table-column table:style-name="Tabelle6.A"/>
        <table:table-row table:style-name="TableLine1902901214944">
          <table:table-cell table:style-name="Tabelle6.A1" office:value-type="string">
            <text:h text:style-name="P80" text:outline-level="1"><text:bookmark-start text:name="__RefHeading___Toc494_297878853"/><text:span text:style-name="T22">I</text:span><text:span text:style-name="T23">nstancing</text:span><text:span text:style-name="T21"> Panel</text:span><text:bookmark-end text:name="__RefHeading___Toc494_297878853"/></text:h>
          </table:table-cell>
        </table:table-row>
      </table:table>
      <text:p text:style-name="P5"/>
      <text:p text:style-name="Text_20_body"><draw:frame draw:style-name="fr3" draw:name="Bild54" text:anchor-type="paragraph" svg:width="5.151cm" svg:height="0.981cm" draw:z-index="40"><draw:image xlink:href="Pictures/10000201000001300000003A86EAF50B032E9288.png" xlink:type="simple" xlink:show="embed" xlink:actuate="onLoad" draw:mime-type="image/png"/></draw:frame>Here you find settings for instancing. Instancing means the object exists just one time in ram, and gets reused.</text:p>
      <text:p text:style-name="Text_20_body">Instancing requires a special setup.</text:p>
      <text:p text:style-name="Text_20_body"><draw:frame draw:style-name="fr2" draw:name="Bild26" text:anchor-type="paragraph" svg:y="-0.289cm" svg:width="6.96cm" svg:height="6.301cm" draw:z-index="24"><draw:image xlink:href="Pictures/100002010000019B000001741178DEA4F5B7B418.png" xlink:type="simple" xlink:show="embed" xlink:actuate="onLoad" draw:mime-type="image/png"/></draw:frame>The duplicated geometry by this method are instances of the parent object. And so they cannot be threaten like real objects. </text:p>
      <text:p text:style-name="Text_20_body">To turn them into editable geometry go to Object menu, and choose Apply / Make Duplicates real.</text:p>
      <text:p text:style-name="P7"/>
      <text:p text:style-name="P7"/>
      <text:p text:style-name="P7"/>
      <text:p text:style-name="P7"/>
      <text:p text:style-name="P7"/>
      <text:p text:style-name="P7"/>
      <text:p text:style-name="P7"/>
      <text:p text:style-name="P59"/>
      <text:h text:style-name="Heading_20_2" text:outline-level="2"><text:bookmark-start text:name="__RefHeading___Toc930_4246630207"/>None<text:bookmark-end text:name="__RefHeading___Toc930_4246630207"/></text:h>
      <text:p text:style-name="P40">No duplication happens.</text:p>
      <text:p text:style-name="Horizontal_20_Line"/>
      <text:h text:style-name="Heading_20_2" text:outline-level="2"><text:bookmark-start text:name="__RefHeading___Toc936_4246630207"/><text:span text:style-name="T28">Instance</text:span><text:span text:style-name="T7">verts</text:span><text:bookmark-end text:name="__RefHeading___Toc936_4246630207"/></text:h>
      <text:p text:style-name="P39"><text:span text:style-name="Emphasis"><text:span text:style-name="T9">I</text:span></text:span><text:span text:style-name="Emphasis"><text:span text:style-name="T11">nstance</text:span></text:span><text:span text:style-name="Emphasis"><text:span text:style-name="T9">Verts</text:span></text:span><text:span text:style-name="T9"> is the duplication of a base object at the location of the vertices of a mesh. In other words, an instance of the base object is placed on every vertex of the mesh.</text:span></text:p>
      <text:h text:style-name="P93" text:outline-level="3"><text:bookmark-start text:name="__RefHeading___Toc938_4246630207"/><text:soft-page-break/>Workflow:<text:bookmark-end text:name="__RefHeading___Toc938_4246630207"/></text:h>
      <text:p text:style-name="P33"><draw:frame draw:style-name="fr2" draw:name="Bild23" text:anchor-type="paragraph" svg:y="0.011cm" svg:width="7.639cm" svg:height="4.3cm" draw:z-index="21"><draw:image xlink:href="Pictures/10000201000001C3000000FE11C8E9BC88D4EAA6.png" xlink:type="simple" xlink:show="embed" xlink:actuate="onLoad" draw:mime-type="image/png"/></draw:frame><text:span text:style-name="T7">Create a cube, create a sphere. </text:span><text:span text:style-name="T8">For demonstration purposes, m</text:span><text:span text:style-name="T7">ove the </text:span><text:span text:style-name="T8">sphere</text:span><text:span text:style-name="T7"> a bit off.</text:span><text:span text:style-name="T8"> </text:span><text:span text:style-name="T7">Parent the sphere to the cube</text:span><text:span text:style-name="T10">. </text:span><text:span text:style-name="T7">Cube must be the parent, sphere the child.</text:span></text:p>
      <text:p text:style-name="P36"/>
      <text:p text:style-name="P36"/>
      <text:p text:style-name="P36"/>
      <text:p text:style-name="P40"><draw:frame draw:style-name="fr2" draw:name="Bild24" text:anchor-type="paragraph" svg:y="0.189cm" svg:width="5.129cm" svg:height="2.709cm" draw:z-index="22"><draw:image xlink:href="Pictures/100002010000012F000000A0972CC1D7FB87568D.png" xlink:type="simple" xlink:show="embed" xlink:actuate="onLoad" draw:mime-type="image/png"/></draw:frame><text:span text:style-name="T7">Select just the cube. </text:span><text:span text:style-name="T9">In the Duplication Panel enable </text:span><text:span text:style-name="T7">Verts</text:span><text:span text:style-name="T9">.</text:span></text:p>
      <text:p text:style-name="P35"/>
      <text:p text:style-name="P35"/>
      <text:p text:style-name="P33"><text:span text:style-name="T7">As a result you will now have </text:span><text:span text:style-name="T8">eight</text:span><text:span text:style-name="T7"> spheres a</text:span><text:span text:style-name="T8">round </text:span><text:span text:style-name="T7">the child sphere, since the cube has </text:span><text:span text:style-name="T8">eight</text:span><text:span text:style-name="T7"> </text:span><text:span text:style-name="T8">vertices</text:span><text:span text:style-name="T7">.</text:span><text:span text:style-name="T8"> The center point is the sphere. </text:span></text:p>
      <text:p text:style-name="P35"><draw:frame draw:style-name="fr2" draw:name="Bild25" text:anchor-type="paragraph" svg:y="-0.22cm" svg:width="3.21cm" svg:height="2.335cm" draw:z-index="23"><draw:image xlink:href="Pictures/100002010000017B00000114E28D96495FBC599D.png" xlink:type="simple" xlink:show="embed" xlink:actuate="onLoad" draw:mime-type="image/png"/></draw:frame></text:p>
      <text:p text:style-name="P35"/>
      <text:p text:style-name="P35"/>
      <text:h text:style-name="P86" text:outline-level="2"><draw:frame draw:style-name="fr2" draw:name="Bild27" text:anchor-type="paragraph" svg:y="0.169cm" svg:width="5.129cm" svg:height="2.709cm" draw:z-index="25"><draw:image xlink:href="Pictures/100002010000012F000000A0972CC1D7FB87568D.png" xlink:type="simple" xlink:show="embed" xlink:actuate="onLoad" draw:mime-type="image/png"/></draw:frame><text:bookmark-start text:name="__RefHeading___Toc940_4246630207"/><text:span text:style-name="T27">I</text:span><text:span text:style-name="T28">nstance</text:span><text:span text:style-name="T8">verts</text:span><text:span text:style-name="T9"> Tools</text:span><text:bookmark-end text:name="__RefHeading___Toc940_4246630207"/></text:h>
      <text:h text:style-name="P94" text:outline-level="3"><text:bookmark-start text:name="__RefHeading___Toc1799_480571855"/>Animate Property<text:bookmark-end text:name="__RefHeading___Toc1799_480571855"/></text:h>
      <text:p text:style-name="P37">The properties with the Animate property at the right can be animated. You create a keyframe by clicking at it.</text:p>
      <text:h text:style-name="Heading_20_3" text:outline-level="3"><text:bookmark-start text:name="__RefHeading___Toc1801_480571855"/><text:span text:style-name="T9">A</text:span><text:span text:style-name="T7">lign to Vertex Normal</text:span><text:bookmark-end text:name="__RefHeading___Toc1801_480571855"/></text:h>
      <text:p text:style-name="P38">Orients the child objects along the normals of the parent vertices.</text:p>
      <text:h text:style-name="Heading_20_3" text:outline-level="3"><text:bookmark-start text:name="__RefHeading___Toc1803_480571855"/><text:span text:style-name="T11">S</text:span><text:span text:style-name="T7">how Instancer</text:span><text:bookmark-end text:name="__RefHeading___Toc1803_480571855"/></text:h>
      <text:h text:style-name="Heading_20_4" text:outline-level="4"><text:bookmark-start text:name="__RefHeading___Toc1819_1720767154"/>Viewport<text:bookmark-end text:name="__RefHeading___Toc1819_1720767154"/></text:h>
      <text:p text:style-name="P46">Show the instance object in the viewport.</text:p>
      <text:h text:style-name="Heading_20_4" text:outline-level="4"><text:bookmark-start text:name="__RefHeading___Toc1821_1720767154"/>Render<text:bookmark-end text:name="__RefHeading___Toc1821_1720767154"/></text:h>
      <text:p text:style-name="P46">Show the instance object in the final rendering.</text:p>
      <text:p text:style-name="P46"/>
      <text:p text:style-name="Horizontal_20_Line"/>
      <text:h text:style-name="P87" text:outline-level="2"><text:bookmark-start text:name="__RefHeading___Toc948_4246630207"/>Dupliface<text:bookmark-end text:name="__RefHeading___Toc948_4246630207"/></text:h>
      <text:p text:style-name="P32"><text:span text:style-name="Emphasis"><text:span text:style-name="T7">DupliFaces</text:span></text:span><text:span text:style-name="T7"> replicates an object on each face of a parent object, using the initial child object as the center. The faces of the parent object is the pattern that gets used as the pattern to create the duplicated objects. The child </text:span><text:soft-page-break/><text:span text:style-name="T7">object gets used as the center point, and of course to duplicate the geometry from.</text:span></text:p>
      <text:h text:style-name="Heading_20_3" text:outline-level="3"><draw:frame draw:style-name="fr4" draw:name="Bild17" text:anchor-type="paragraph" svg:x="11.356cm" svg:y="0.49cm" svg:width="7.451cm" svg:height="6.11cm" draw:z-index="15"><draw:image xlink:href="Pictures/10000201000001B80000016913997ECC7913CFBB.png" xlink:type="simple" xlink:show="embed" xlink:actuate="onLoad" draw:mime-type="image/png"/></draw:frame><text:bookmark-start text:name="__RefHeading___Toc950_4246630207"/>Workflow:<text:bookmark-end text:name="__RefHeading___Toc950_4246630207"/></text:h>
      <text:p text:style-name="P32">Create a cube, create a sphere. Move the cube a bit off. Parent the sphere to the cube ( select sphere, hold down shift, select cube, press ctrl p). Cube must be the parent, sphere the child.</text:p>
      <text:p text:style-name="P32"/>
      <text:p text:style-name="P32"/>
      <text:p text:style-name="P32"/>
      <text:p text:style-name="P32"/>
      <text:p text:style-name="P32"/>
      <text:p text:style-name="P32"/>
      <text:p text:style-name="P32"><draw:frame draw:style-name="fr2" draw:name="Bild18" text:anchor-type="paragraph" svg:y="-0.191cm" svg:width="5.151cm" svg:height="3.35cm" draw:z-index="16"><draw:image xlink:href="Pictures/1000020100000130000000C6EFFF7C91D96E88F6.png" xlink:type="simple" xlink:show="embed" xlink:actuate="onLoad" draw:mime-type="image/png"/></draw:frame>In the Duplication Panel enable Faces.</text:p>
      <text:p text:style-name="P32"/>
      <text:p text:style-name="P32"/>
      <text:p text:style-name="P32"/>
      <text:p text:style-name="P32"><draw:frame draw:style-name="fr2" draw:name="Bild19" text:anchor-type="paragraph" svg:y="0.356cm" svg:width="3.15cm" svg:height="2.131cm" draw:z-index="17"><draw:image xlink:href="Pictures/1000020100000174000000FC65199C3A0C7AA247.png" xlink:type="simple" xlink:show="embed" xlink:actuate="onLoad" draw:mime-type="image/png"/></draw:frame>As a result you will now have six spheres at the child sphere, since the cube has six sides.</text:p>
      <text:p text:style-name="P35"/>
      <text:p text:style-name="P35"/>
      <table:table table:name="Tabelle64" table:style-name="Tabelle64">
        <table:table-column table:style-name="Tabelle64.A"/>
        <table:table-row table:style-name="TableLine1902901220112">
          <table:table-cell table:style-name="Tabelle64.A1" office:value-type="string">
            <text:p text:style-name="P19">Note</text:p>
          </table:table-cell>
        </table:table-row>
        <table:table-row table:style-name="TableLine1902901216032">
          <table:table-cell table:style-name="Tabelle64.A2" office:value-type="string">
            <text:p text:style-name="P39"><text:span text:style-name="Emphasis">The location, orientation, and scale of the duplicated child(ren) matches that of the faces of the parent. So, if several </text:span><text:span text:style-name="Emphasis"><text:span text:style-name="T12">objects</text:span></text:span><text:span text:style-name="Emphasis"> are parented to the cube, they will all be duplicated once for each face on the cube. If the cube is subdivided, every child will be duplicated for each face on the cube.</text:span></text:p>
          </table:table-cell>
        </table:table-row>
      </table:table>
      <text:p text:style-name="P6"/>
      <text:h text:style-name="Heading_20_2" text:outline-level="2"><draw:frame draw:style-name="fr2" draw:name="Bild22" text:anchor-type="paragraph" svg:y="0.388cm" svg:width="5.151cm" svg:height="3.35cm" draw:z-index="20"><draw:image xlink:href="Pictures/1000020100000130000000C6EFFF7C91D96E88F6.png" xlink:type="simple" xlink:show="embed" xlink:actuate="onLoad" draw:mime-type="image/png"/></draw:frame><text:bookmark-start text:name="__RefHeading___Toc952_4246630207"/>Instance Face Tools<text:bookmark-end text:name="__RefHeading___Toc952_4246630207"/></text:h>
      <text:h text:style-name="Heading_20_3" text:outline-level="3"><text:bookmark-start text:name="__RefHeading___Toc1805_480571855"/>Animate Property<text:bookmark-end text:name="__RefHeading___Toc1805_480571855"/></text:h>
      <text:p text:style-name="P46">The properties with the Animate property at the right can be animated. You create a keyframe by clicking at it.</text:p>
      <text:h text:style-name="P95" text:outline-level="3"><text:bookmark-start text:name="__RefHeading___Toc1807_480571855"/><text:span text:style-name="T11">S</text:span><text:span text:style-name="T7">how Instancer</text:span><text:bookmark-end text:name="__RefHeading___Toc1807_480571855"/></text:h>
      <text:h text:style-name="P63" text:outline-level="4"><text:bookmark-start text:name="__RefHeading___Toc1823_1720767154"/>Viewport<text:bookmark-end text:name="__RefHeading___Toc1823_1720767154"/></text:h>
      <text:p text:style-name="P46">Show the instance object in the viewport.</text:p>
      <text:h text:style-name="P63" text:outline-level="4"><text:bookmark-start text:name="__RefHeading___Toc1825_1720767154"/><text:soft-page-break/>Render<text:bookmark-end text:name="__RefHeading___Toc1825_1720767154"/></text:h>
      <text:p text:style-name="P46">Show the instance object in the final rendering.</text:p>
      <text:h text:style-name="Heading_20_3" text:outline-level="3"><draw:frame draw:style-name="fr2" draw:name="Bild20" text:anchor-type="paragraph" svg:y="0.24cm" svg:width="2.819cm" svg:height="1.998cm" draw:z-index="18"><draw:image xlink:href="Pictures/100002010000014D000000EC892C30E05C9125BE.png" xlink:type="simple" xlink:show="embed" xlink:actuate="onLoad" draw:mime-type="image/png"/></draw:frame><text:bookmark-start text:name="__RefHeading___Toc954_4246630207"/>Scale<text:span text:style-name="T30"> by Face Size</text:span><text:bookmark-end text:name="__RefHeading___Toc954_4246630207"/></text:h>
      <text:p text:style-name="P32">When you tick scale<text:span text:style-name="T30"> by face size</text:span> then you can control the size of the child objects.</text:p>
      <text:p text:style-name="P32"/>
      <text:p text:style-name="P34"><draw:frame draw:style-name="fr6" draw:name="Bild21" text:anchor-type="paragraph" svg:x="14.527cm" svg:y="0.115cm" svg:width="4.173cm" svg:height="2.794cm" draw:z-index="19"><draw:image xlink:href="Pictures/10000201000001ED0000014A604BFE2671FF8A57.png" xlink:type="simple" xlink:show="embed" xlink:actuate="onLoad" draw:mime-type="image/png"/></draw:frame><text:span text:style-name="T13">With Scale ticked y</text:span>ou can also influence the size of the child objects by changing the parent geometry.</text:p>
      <text:h text:style-name="P91" text:outline-level="3"><text:bookmark-start text:name="__RefHeading___Toc956_4246630207"/>Factor<text:bookmark-end text:name="__RefHeading___Toc956_4246630207"/></text:h>
      <text:p text:style-name="P32">The scale factor for scale<text:span text:style-name="T30">.</text:span></text:p>
      <text:p text:style-name="P101"/>
      <table:table table:name="Tabelle7" table:style-name="Tabelle7">
        <table:table-column table:style-name="Tabelle7.A"/>
        <table:table-row table:style-name="TableLine1902901219296">
          <table:table-cell table:style-name="Tabelle7.A1" office:value-type="string">
            <text:h text:style-name="P78" text:outline-level="1"><text:bookmark-start text:name="__RefHeading___Toc1459_893467951"/><text:span text:style-name="T14">Motion Paths </text:span>Panel<text:bookmark-end text:name="__RefHeading___Toc1459_893467951"/></text:h>
          </table:table-cell>
        </table:table-row>
      </table:table>
      <text:p text:style-name="Text_20_body"><draw:frame draw:style-name="fr3" draw:name="Bild34" text:anchor-type="paragraph" svg:width="3.401cm" svg:height="3.33cm" draw:z-index="26"><draw:image xlink:href="Pictures/10000201000000C9000000C58F86AE1D50737633.png" xlink:type="simple" xlink:show="embed" xlink:actuate="onLoad" draw:mime-type="image/png"/></draw:frame></text:p>
      <text:p text:style-name="Text_20_body">Motion paths is a visual helper to judge the motion of objects.</text:p>
      <text:p text:style-name="Text_20_body">Motion paths are not displayed by default. They need to be calculated. This can be done here.</text:p>
      <text:p text:style-name="P9"/>
      <text:h text:style-name="Heading_20_2" text:outline-level="2"><text:bookmark-start text:name="__RefHeading___Toc1461_893467951"/>Workflow:<text:bookmark-end text:name="__RefHeading___Toc1461_893467951"/></text:h>
      <text:p text:style-name="P9"><draw:frame draw:style-name="fr2" draw:name="Bild35" text:anchor-type="paragraph" svg:y="0.307cm" svg:width="11.291cm" svg:height="3.791cm" draw:z-index="27"><draw:image xlink:href="Pictures/100002010000029B000000E0822FEA1E5C310BCA.png" xlink:type="simple" xlink:show="embed" xlink:actuate="onLoad" draw:mime-type="image/png"/></draw:frame></text:p>
      <text:p text:style-name="Text_20_body">We simply need a motion animation first. For example a moving cube. </text:p>
      <text:p text:style-name="Text_20_body">Add a cube. Choose a keying set. Set a keyframe at let's say frame 0. Go to frame 2<text:span text:style-name="T30">0</text:span>. Move the object. Set a keyframe at frame 20.</text:p>
      <text:p text:style-name="Text_20_body"/>
      <text:p text:style-name="Text_20_body">Click Calculate. You will now see the motion path of this object.</text:p>
      <text:p text:style-name="P9"/>
      <text:p text:style-name="P61"/>
      <text:h text:style-name="Heading_20_2" text:outline-level="2"><text:bookmark-start text:name="__RefHeading___Toc1463_893467951"/>Motion Paths Tools:<text:bookmark-end text:name="__RefHeading___Toc1463_893467951"/></text:h>
      <text:h text:style-name="Heading_20_3" text:outline-level="3"><draw:frame draw:style-name="fr3" draw:name="Bild36" text:anchor-type="paragraph" svg:width="2.23cm" svg:height="1.42cm" draw:z-index="28"><draw:image xlink:href="Pictures/10000201000000840000005470DD53C32D2E1EC7.png" xlink:type="simple" xlink:show="embed" xlink:actuate="onLoad" draw:mime-type="image/png"/></draw:frame><text:bookmark-start text:name="__RefHeading___Toc1465_893467951"/>Paths Type<text:bookmark-end text:name="__RefHeading___Toc1465_893467951"/></text:h>
      <text:p text:style-name="P41">There are two path types available.<text:span text:style-name="T30"> In Range and Around Frame.</text:span></text:p>
      <text:h text:style-name="Heading_20_4" text:outline-level="4"><draw:frame draw:style-name="fr3" draw:name="Bild28" text:anchor-type="paragraph" svg:width="5.11cm" svg:height="1.619cm" draw:z-index="41"><draw:image xlink:href="Pictures/100002010000012E00000060099A3F25D96D3C75.png" xlink:type="simple" xlink:show="embed" xlink:actuate="onLoad" draw:mime-type="image/png"/></draw:frame><text:bookmark-start text:name="__RefHeading___Toc1467_893467951"/><text:soft-page-break/><text:span text:style-name="T14">I</text:span>n Range<text:bookmark-end text:name="__RefHeading___Toc1467_893467951"/></text:h>
      <text:p text:style-name="P41">Displays the full motion path.</text:p>
      <text:h text:style-name="Heading_20_4" text:outline-level="4"><text:bookmark-start text:name="__RefHeading___Toc1469_893467951"/>Paths range update<text:bookmark-end text:name="__RefHeading___Toc1469_893467951"/></text:h>
      <text:p text:style-name="P41">Update Frame Range for Motion paths from the scene's current frame range.</text:p>
      <text:h text:style-name="Heading_20_5" text:outline-level="5"><text:bookmark-start text:name="__RefHeading___Toc1827_1720767154"/>Frame Range Start<text:bookmark-end text:name="__RefHeading___Toc1827_1720767154"/></text:h>
      <text:p text:style-name="P41">The start frame.</text:p>
      <text:h text:style-name="Heading_20_5" text:outline-level="5"><text:bookmark-start text:name="__RefHeading___Toc1829_1720767154"/>End<text:bookmark-end text:name="__RefHeading___Toc1829_1720767154"/></text:h>
      <text:p text:style-name="P41">The end frame.</text:p>
      <text:h text:style-name="Heading_20_5" text:outline-level="5"><text:bookmark-start text:name="__RefHeading___Toc1831_1720767154"/>Step<text:bookmark-end text:name="__RefHeading___Toc1831_1720767154"/></text:h>
      <text:p text:style-name="P41">Number of frames between paths shown.</text:p>
      <text:p text:style-name="Horizontal_20_Line"/>
      <text:h text:style-name="Heading_20_4" text:outline-level="4"><draw:frame draw:style-name="fr2" draw:name="Bild37" text:anchor-type="paragraph" svg:y="0.111cm" svg:width="5.159cm" svg:height="1.66cm" draw:z-index="29"><draw:image xlink:href="Pictures/10000201000001310000006210A89BC39C4D10E5.png" xlink:type="simple" xlink:show="embed" xlink:actuate="onLoad" draw:mime-type="image/png"/></draw:frame><text:bookmark-start text:name="__RefHeading___Toc1471_893467951"/>Around Frame<text:bookmark-end text:name="__RefHeading___Toc1471_893467951"/></text:h>
      <text:p text:style-name="P41">Displays just the motion path around the current frame. Not the whole path.</text:p>
      <text:h text:style-name="Heading_20_5" text:outline-level="5"><text:bookmark-start text:name="__RefHeading___Toc1833_1720767154"/>Frame Range before<text:bookmark-end text:name="__RefHeading___Toc1833_1720767154"/></text:h>
      <text:p text:style-name="P41">The frames to display before the current frame.</text:p>
      <text:h text:style-name="Heading_20_5" text:outline-level="5"><text:bookmark-start text:name="__RefHeading___Toc1835_1720767154"/>After<text:bookmark-end text:name="__RefHeading___Toc1835_1720767154"/></text:h>
      <text:p text:style-name="P41">The frames to display after the current frame.</text:p>
      <text:h text:style-name="Heading_20_5" text:outline-level="5"><text:bookmark-start text:name="__RefHeading___Toc1837_1720767154"/>Step<text:bookmark-end text:name="__RefHeading___Toc1837_1720767154"/></text:h>
      <text:p text:style-name="P41">Number of frames between paths shown.</text:p>
      <text:p text:style-name="Horizontal_20_Line"/>
      <text:h text:style-name="Heading_20_3" text:outline-level="3"><text:bookmark-start text:name="__RefHeading___Toc1473_893467951"/>Cache From and To<text:bookmark-end text:name="__RefHeading___Toc1473_893467951"/></text:h>
      <text:p text:style-name="P41">Not editable. Internal cache information that should be hidden.</text:p>
      <text:h text:style-name="Heading_20_3" text:outline-level="3"><text:bookmark-start text:name="__RefHeading___Toc1475_893467951"/>Update Paths<text:bookmark-end text:name="__RefHeading___Toc1475_893467951"/></text:h>
      <text:p text:style-name="P41">Update the paths after any changes at the animation. You have to update the paths too if you change settings like the paths type.</text:p>
      <text:h text:style-name="Heading_20_3" text:outline-level="3"><text:bookmark-start text:name="__RefHeading___Toc1477_893467951"/>Delete Paths<text:bookmark-end text:name="__RefHeading___Toc1477_893467951"/></text:h>
      <text:p text:style-name="P41">Deletes ALL motion paths caches in the scene. Hold down shift to delete just the path for the current object.</text:p>
      <text:p text:style-name="P41"/>
      <text:p text:style-name="P41"/>
      <text:p text:style-name="Horizontal_20_Line"/>
      <text:h text:style-name="Heading_20_3" text:outline-level="3"><draw:frame draw:style-name="fr3" draw:name="Bild39" text:anchor-type="paragraph" svg:width="5.11cm" svg:height="2.949cm" draw:z-index="30"><draw:image xlink:href="Pictures/100002010000012E000000AEDB3046F0B1C4E8CA.png" xlink:type="simple" xlink:show="embed" xlink:actuate="onLoad" draw:mime-type="image/png"/></draw:frame><text:bookmark-start text:name="__RefHeading___Toc1479_893467951"/><text:soft-page-break/>Display<text:bookmark-end text:name="__RefHeading___Toc1479_893467951"/></text:h>
      <text:p text:style-name="P41">Here you find some display options for the path.</text:p>
      <text:h text:style-name="Heading_20_4" text:outline-level="4"><text:bookmark-start text:name="__RefHeading___Toc1839_1720767154"/>Frame Numbers<text:bookmark-end text:name="__RefHeading___Toc1839_1720767154"/></text:h>
      <text:p text:style-name="P41">Display the frame number above every knot of the motion path</text:p>
      <text:h text:style-name="Heading_20_4" text:outline-level="4"><text:bookmark-start text:name="__RefHeading___Toc1841_1720767154"/>Keyframes<text:bookmark-end text:name="__RefHeading___Toc1841_1720767154"/></text:h>
      <text:p text:style-name="P41">Display the keyframes in the path as orange dots.</text:p>
      <text:h text:style-name="Heading_20_4" text:outline-level="4"><text:bookmark-start text:name="__RefHeading___Toc1843_1720767154"/>Keyframe Numbers<text:bookmark-end text:name="__RefHeading___Toc1843_1720767154"/></text:h>
      <text:p text:style-name="P41">Display the keyframe number above every keyframe.</text:p>
      <text:h text:style-name="Heading_20_4" text:outline-level="4"><text:bookmark-start text:name="__RefHeading___Toc1845_1720767154"/>Lines<text:bookmark-end text:name="__RefHeading___Toc1845_1720767154"/></text:h>
      <text:p text:style-name="P41">Display a line between the points.</text:p>
      <text:h text:style-name="Heading_20_4" text:outline-level="4"><text:bookmark-start text:name="__RefHeading___Toc1847_1720767154"/>Thickness<text:bookmark-end text:name="__RefHeading___Toc1847_1720767154"/></text:h>
      <text:p text:style-name="P41">The line thickness.</text:p>
      <text:h text:style-name="Heading_20_4" text:outline-level="4"><text:bookmark-start text:name="__RefHeading___Toc1849_1720767154"/>Custom Color<text:bookmark-end text:name="__RefHeading___Toc1849_1720767154"/></text:h>
      <text:p text:style-name="P41">Define a custom color for the motion path. A click at the color area opens a color picker.</text:p>
      <text:p text:style-name="P42"/>
      <table:table table:name="Tabelle10" table:style-name="Tabelle10">
        <table:table-column table:style-name="Tabelle10.A"/>
        <table:table-row table:style-name="TableLine1902901223648">
          <table:table-cell table:style-name="Tabelle10.A1" office:value-type="string">
            <text:h text:style-name="P81" text:outline-level="1"><text:bookmark-start text:name="__RefHeading___Toc1809_480571855"/><text:span text:style-name="T24">V</text:span><text:span text:style-name="T25">isibility</text:span><text:span text:style-name="T31"> Panel</text:span><text:bookmark-end text:name="__RefHeading___Toc1809_480571855"/></text:h>
          </table:table-cell>
        </table:table-row>
      </table:table>
      <text:p text:style-name="P14"/>
      <text:h text:style-name="Heading_20_2" text:outline-level="2"><draw:frame draw:style-name="fr2" draw:name="Bild29" text:anchor-type="paragraph" svg:y="0.085cm" svg:width="5.151cm" svg:height="2.461cm" draw:z-index="42"><draw:image xlink:href="Pictures/10000201000001300000009117F4D9CD56526E40.png" xlink:type="simple" xlink:show="embed" xlink:actuate="onLoad" draw:mime-type="image/png"/></draw:frame><text:bookmark-start text:name="__RefHeading___Toc1811_480571855"/>Animate property<text:bookmark-end text:name="__RefHeading___Toc1811_480571855"/></text:h>
      <text:p text:style-name="P47">Th<text:span text:style-name="T32">ese</text:span> property can be animated. Clicking at <text:span text:style-name="T32">the decorator at the right</text:span> sets a keyframe.</text:p>
      <text:h text:style-name="Heading_20_2" text:outline-level="2"><text:bookmark-start text:name="__RefHeading___Toc1813_480571855"/>Show In<text:bookmark-end text:name="__RefHeading___Toc1813_480571855"/></text:h>
      <text:h text:style-name="Heading_20_3" text:outline-level="3"><text:bookmark-start text:name="__RefHeading___Toc1815_480571855"/>Viewports<text:bookmark-end text:name="__RefHeading___Toc1815_480571855"/></text:h>
      <text:p text:style-name="P49">Show the object in the viewport. This can also be done in the outliner.</text:p>
      <text:h text:style-name="Heading_20_3" text:outline-level="3"><text:bookmark-start text:name="__RefHeading___Toc1817_480571855"/>Renders<text:bookmark-end text:name="__RefHeading___Toc1817_480571855"/></text:h>
      <text:p text:style-name="P49">Show the object in the rendering. This can also be done in the outliner.</text:p>
      <text:h text:style-name="Heading_20_2" text:outline-level="2"><text:bookmark-start text:name="__RefHeading___Toc1819_480571855"/>Grease Pencil<text:bookmark-end text:name="__RefHeading___Toc1819_480571855"/></text:h>
      <text:h text:style-name="Heading_20_3" text:outline-level="3"><text:bookmark-start text:name="__RefHeading___Toc1821_480571855"/>Use Lights<text:bookmark-end text:name="__RefHeading___Toc1821_480571855"/></text:h>
      <text:p text:style-name="P15">Grease Pencil object only. Light affects grease pencil object.</text:p>
      <text:p text:style-name="P10"/>
      <table:table table:name="Tabelle8" table:style-name="Tabelle8">
        <table:table-column table:style-name="Tabelle8.A"/>
        <text:soft-page-break/>
        <table:table-row table:style-name="TableLine1902901220656">
          <table:table-cell table:style-name="Tabelle8.A1" office:value-type="string">
            <text:h text:style-name="P78" text:outline-level="1"><text:bookmark-start text:name="__RefHeading___Toc1481_893467951"/><text:span text:style-name="T14">Viewport Display </text:span>Panel<text:bookmark-end text:name="__RefHeading___Toc1481_893467951"/></text:h>
          </table:table-cell>
        </table:table-row>
      </table:table>
      <text:p text:style-name="P8"><draw:frame draw:style-name="fr2" draw:name="Bild41" text:anchor-type="paragraph" svg:y="0.413cm" svg:width="5.159cm" svg:height="4.54cm" draw:z-index="31"><draw:image xlink:href="Pictures/10000201000001310000010C3A2E6BD682DA3DBD.png" xlink:type="simple" xlink:show="embed" xlink:actuate="onLoad" draw:mime-type="image/png"/></draw:frame></text:p>
      <text:p text:style-name="Text_20_body">Here you will find some further display options for the object. Object name, Wire Frame in Object Mode, etc.</text:p>
      <text:p text:style-name="Text_20_body">Some of these settings will override general settings. For example when you set the maximum draw type (Display as) to Wire, then it will always display as wire, regardless if you set the Viewport render method to Material or Textured. </text:p>
      <text:p text:style-name="Text_20_body">The content is different for different object types. Mesh objects have more options than a grease pencil for example.</text:p>
      <text:p text:style-name="Text_20_body">Note also that some objects have some further special viewport settings in other tabs. For example, Bones have also viewport settings in the Object Data properties, and in the Bone properties.</text:p>
      <text:p text:style-name="Text_20_body">This panel here is for general viewport display settings<text:span text:style-name="T33"> for the objects</text:span>.</text:p>
      <text:h text:style-name="P88" text:outline-level="2"><text:bookmark-start text:name="__RefHeading___Toc1823_480571855"/>Animate property<text:bookmark-end text:name="__RefHeading___Toc1823_480571855"/></text:h>
      <text:p text:style-name="P48">These properties can be animated. Clicking at the decorator at the right sets a keyframe.</text:p>
      <text:h text:style-name="Heading_20_2" text:outline-level="2"><text:bookmark-start text:name="__RefHeading___Toc1825_480571855"/>Show<text:bookmark-end text:name="__RefHeading___Toc1825_480571855"/></text:h>
      <text:h text:style-name="Heading_20_3" text:outline-level="3"><draw:frame draw:style-name="fr2" draw:name="Bild42" text:anchor-type="paragraph" svg:y="0.101cm" svg:width="3.54cm" svg:height="3.42cm" draw:z-index="32"><draw:image xlink:href="Pictures/10000201000000D1000000CA0EC75EB6B335A3A1.png" xlink:type="simple" xlink:show="embed" xlink:actuate="onLoad" draw:mime-type="image/png"/></draw:frame><text:bookmark-start text:name="__RefHeading___Toc1483_893467951"/>Name<text:bookmark-end text:name="__RefHeading___Toc1483_893467951"/></text:h>
      <text:p text:style-name="P41">Display the object name at the pivot point.</text:p>
      <text:p text:style-name="P41"/>
      <text:p text:style-name="P41"/>
      <text:h text:style-name="Heading_20_3" text:outline-level="3"><draw:frame draw:style-name="fr2" draw:name="Bild30" text:anchor-type="paragraph" svg:y="0.439cm" svg:width="4.06cm" svg:height="3.641cm" draw:z-index="43"><draw:image xlink:href="Pictures/10000201000000F0000000D7B90E68B38A9CFF9B.png" xlink:type="simple" xlink:show="embed" xlink:actuate="onLoad" draw:mime-type="image/png"/></draw:frame><text:bookmark-start text:name="__RefHeading___Toc1827_480571855"/>Axis<text:bookmark-end text:name="__RefHeading___Toc1827_480571855"/></text:h>
      <text:p text:style-name="P43">Display the objects axis. Best done with Wireframe display mode. Solid faces may hide the axis. Or tick in Front. Then the axis gets also drawn above the mesh faces.</text:p>
      <text:p text:style-name="P43"/>
      <text:p text:style-name="P43"/>
      <text:p text:style-name="P43"/>
      <text:h text:style-name="Heading_20_3" text:outline-level="3"><draw:frame draw:style-name="fr3" draw:name="Bild31" text:anchor-type="paragraph" svg:width="3.12cm" svg:height="3.05cm" draw:z-index="44"><draw:image xlink:href="Pictures/10000201000000B8000000B4ABB0C562F1A62F73.png" xlink:type="simple" xlink:show="embed" xlink:actuate="onLoad" draw:mime-type="image/png"/></draw:frame><text:bookmark-start text:name="__RefHeading___Toc1829_480571855"/>Wireframe<text:bookmark-end text:name="__RefHeading___Toc1829_480571855"/></text:h>
      <text:p text:style-name="P43">Display parts of the wire frame in Object Mode. See All Edges.</text:p>
      <text:p text:style-name="P43"/>
      <text:p text:style-name="P43"/>
      <text:h text:style-name="Heading_20_3" text:outline-level="3"><draw:frame draw:style-name="fr2" draw:name="Bild32" text:anchor-type="paragraph" svg:y="0.915cm" svg:width="5.429cm" svg:height="2.491cm" draw:z-index="45"><draw:image xlink:href="Pictures/1000020100000141000000938B2136E690026961.png" xlink:type="simple" xlink:show="embed" xlink:actuate="onLoad" draw:mime-type="image/png"/></draw:frame><text:bookmark-start text:name="__RefHeading___Toc1831_480571855"/><text:soft-page-break/>All Edges<text:bookmark-end text:name="__RefHeading___Toc1831_480571855"/></text:h>
      <text:p text:style-name="P43">This is a hieronymus bosch feature from Blender developers that will most probably trap you again and again. When you tick Wireframe then SOME of the edges of the object gets displayed. You need to tick all edges to display the whole Wireframe. </text:p>
      <text:p text:style-name="P43"/>
      <text:h text:style-name="Heading_20_3" text:outline-level="3"><draw:frame draw:style-name="fr4" draw:name="Bild44" text:anchor-type="paragraph" svg:x="14.161cm" svg:y="0.025cm" svg:width="4.491cm" svg:height="4.399cm" draw:z-index="33"><draw:image xlink:href="Pictures/1000020100000109000001042D2F5774D38BA9C7.png" xlink:type="simple" xlink:show="embed" xlink:actuate="onLoad" draw:mime-type="image/png"/></draw:frame><text:bookmark-start text:name="__RefHeading___Toc1487_893467951"/>Texture Space<text:bookmark-end text:name="__RefHeading___Toc1487_893467951"/></text:h>
      <text:p text:style-name="P41">Display the objects texture space. This has to do with the mapping. A sphere can for example have a cubic mapping.</text:p>
      <text:p text:style-name="P41"/>
      <text:p text:style-name="P41"/>
      <text:h text:style-name="Heading_20_3" text:outline-level="3"><text:bookmark-start text:name="__RefHeading___Toc1495_893467951"/>Shadow<text:bookmark-end text:name="__RefHeading___Toc1495_893467951"/></text:h>
      <text:p text:style-name="P43">The object should throw a shadow in the 3D view.<text:span text:style-name="T33"> But it seems to be dysfunctional.</text:span></text:p>
      <text:p text:style-name="P43"/>
      <text:p text:style-name="P43"/>
      <text:h text:style-name="Heading_20_3" text:outline-level="3"><draw:frame draw:style-name="fr3" draw:name="Bild45" text:anchor-type="paragraph" svg:width="4.11cm" svg:height="4.279cm" draw:z-index="34"><draw:image xlink:href="Pictures/10000201000000F3000000FD263BBAF2CDC9E4FE.png" xlink:type="simple" xlink:show="embed" xlink:actuate="onLoad" draw:mime-type="image/png"/></draw:frame><text:bookmark-start text:name="__RefHeading___Toc1489_893467951"/>In Front<text:bookmark-end text:name="__RefHeading___Toc1489_893467951"/></text:h>
      <text:p text:style-name="P41">X Ray. Display this object in front of all other objects.</text:p>
      <text:p text:style-name="P41"/>
      <text:p text:style-name="P50"/>
      <text:p text:style-name="P50"/>
      <text:p text:style-name="P50"/>
      <text:h text:style-name="P96" text:outline-level="3"><draw:frame draw:style-name="fr3" draw:name="Bild50" text:anchor-type="paragraph" svg:width="6.279cm" svg:height="6.699cm" draw:z-index="52"><draw:image xlink:href="Pictures/10000201000001730000018CDB44B954CA5FC641.png" xlink:type="simple" xlink:show="embed" xlink:actuate="onLoad" draw:mime-type="image/png"/></draw:frame><text:bookmark-start text:name="__RefHeading___Toc1714_800378410"/>Color<text:bookmark-end text:name="__RefHeading___Toc1714_800378410"/></text:h>
      <text:p text:style-name="P57">Solid mode setting only.</text:p>
      <text:p text:style-name="Text_20_body"><text:span text:style-name="T41">When you set the </text:span>Color type <text:span text:style-name="T41">to </text:span>Object in the viewport shading settings<text:span text:style-name="T41">, t</text:span>hen the object in the viewport is displayed with this color<text:span text:style-name="T41">.</text:span></text:p>
      <text:p text:style-name="Text_20_body"><draw:frame draw:style-name="fr5" draw:name="Bild53" text:anchor-type="paragraph" svg:y="0.482cm" svg:width="9.13cm" svg:height="3.009cm" draw:z-index="53"><draw:image xlink:href="Pictures/100002010000021B000000B20A0C413DC032FBAF.png" xlink:type="simple" xlink:show="embed" xlink:actuate="onLoad" draw:mime-type="image/png"/></draw:frame></text:p>
      <text:p text:style-name="Text_20_body"/>
      <text:p text:style-name="Text_20_body"/>
      <text:p text:style-name="Text_20_body"/>
      <text:p text:style-name="Text_20_body"/>
      <text:h text:style-name="Heading_20_3" text:outline-level="3"><text:bookmark-start text:name="__RefHeading___Toc1497_893467951"/><text:soft-page-break/>Display As<text:bookmark-end text:name="__RefHeading___Toc1497_893467951"/></text:h>
      <text:p text:style-name="P44">Adjust the maximum display method for the object. <text:s/>For example when you set the maximum draw type to Wire, then it will always display as wire, regardless if you set the Viewport render method to Material or Textured. </text:p>
      <text:h text:style-name="Heading_20_3" text:outline-level="3"><draw:frame draw:style-name="fr4" draw:name="Bild33" text:anchor-type="paragraph" svg:x="9.135cm" svg:y="0.637cm" svg:width="5.159cm" svg:height="0.559cm" draw:z-index="46"><draw:image xlink:href="Pictures/100002010000013100000021ED58F6CA4D421818.png" xlink:type="simple" xlink:show="embed" xlink:actuate="onLoad" draw:mime-type="image/png"/></draw:frame><draw:frame draw:style-name="fr2" draw:name="Bild49" text:anchor-type="paragraph" svg:y="0.526cm" svg:width="3.889cm" svg:height="3.671cm" draw:z-index="36"><draw:image xlink:href="Pictures/10000201000000E6000000D9820B502A3416C055.png" xlink:type="simple" xlink:show="embed" xlink:actuate="onLoad" draw:mime-type="image/png"/></draw:frame><text:bookmark-start text:name="__RefHeading___Toc1499_893467951"/>Bounds<text:bookmark-end text:name="__RefHeading___Toc1499_893467951"/></text:h>
      <text:p text:style-name="P41">Display the bounding box for this object. </text:p>
      <text:h text:style-name="Heading_20_4" text:outline-level="4"><draw:frame draw:style-name="fr4" draw:name="Bild48" text:anchor-type="paragraph" svg:x="11.391cm" svg:y="-0.191cm" svg:width="2.78cm" svg:height="2.54cm" draw:z-index="35"><draw:image xlink:href="Pictures/10000201000000A400000096296937BF70A4E108.png" xlink:type="simple" xlink:show="embed" xlink:actuate="onLoad" draw:mime-type="image/png"/></draw:frame><text:bookmark-start text:name="__RefHeading___Toc1851_1720767154"/>Display Bounds Type<text:bookmark-end text:name="__RefHeading___Toc1851_1720767154"/></text:h>
      <text:p text:style-name="P51"><text:span text:style-name="T35">W</text:span><text:span text:style-name="T14">hat shape to choose </text:span><text:span text:style-name="T35">for the bounding box</text:span><text:span text:style-name="T14">. There is more than just the classical box shape available.</text:span></text:p>
      <text:p text:style-name="P51"/>
      <text:p text:style-name="P51"/>
      <table:table table:name="Tabelle9" table:style-name="Tabelle9">
        <table:table-column table:style-name="Tabelle9.A"/>
        <table:table-row table:style-name="TableLine1902901216304">
          <table:table-cell table:style-name="Tabelle9.A1" office:value-type="string">
            <text:h text:style-name="P82" text:outline-level="1"><text:bookmark-start text:name="__RefHeading___Toc4992_1210455647"/><text:span text:style-name="T15">Custom Properties</text:span> <text:span text:style-name="T16">Panel</text:span><text:bookmark-end text:name="__RefHeading___Toc4992_1210455647"/></text:h>
          </table:table-cell>
        </table:table-row>
      </table:table>
      <text:p text:style-name="P13"/>
      <text:p text:style-name="P13"><draw:frame draw:style-name="fr3" draw:name="Bild51" text:anchor-type="paragraph" svg:width="4.81cm" svg:height="2.76cm" draw:z-index="37"><draw:image xlink:href="Pictures/100002010000011C000000A36B73432EE13655BE.png" xlink:type="simple" xlink:show="embed" xlink:actuate="onLoad" draw:mime-type="image/png"/></draw:frame><text:span text:style-name="T18">Define c</text:span><text:span text:style-name="T17">ustom properties</text:span><text:span text:style-name="T18"> that can be</text:span><text:span text:style-name="T17"> used </text:span><text:span text:style-name="T18">for</text:span><text:span text:style-name="T17"> scripting.</text:span></text:p>
      <text:p text:style-name="P12"/>
      <text:p text:style-name="P11">Here you might also find custom properties from addons or scripts.</text:p>
      <text:h text:style-name="P89" text:outline-level="2"><text:bookmark-start text:name="__RefHeading___Toc4994_1210455647"/>Add<text:bookmark-end text:name="__RefHeading___Toc4994_1210455647"/></text:h>
      <text:p text:style-name="P45">Adds a new property.</text:p>
      <text:h text:style-name="P89" text:outline-level="2"><draw:frame draw:style-name="fr2" draw:name="Bild52" text:anchor-type="paragraph" svg:y="0.81cm" svg:width="5.23cm" svg:height="3.47cm" draw:z-index="38"><draw:image xlink:href="Pictures/1000020100000135000000CD4798A060391B15CA.png" xlink:type="simple" xlink:show="embed" xlink:actuate="onLoad" draw:mime-type="image/png"/></draw:frame><text:bookmark-start text:name="__RefHeading___Toc4996_1210455647"/>Edit<text:bookmark-end text:name="__RefHeading___Toc4996_1210455647"/></text:h>
      <text:p text:style-name="P45">A panel <text:span text:style-name="T34">to a</text:span>djust the settings for the custom property.</text:p>
      <text:p text:style-name="P45"/>
      <text:h text:style-name="P89" text:outline-level="2"><text:bookmark-start text:name="__RefHeading___Toc4998_1210455647"/>Remove<text:bookmark-end text:name="__RefHeading___Toc4998_1210455647"/></text:h>
      <text:p text:style-name="P11">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7a79cd"/>
    </style:style>
    <style:style style:name="MT2" style:family="text">
      <style:text-properties officeooo:rsid="007c6681"/>
    </style:style>
    <style:style style:name="MT3" style:family="text">
      <style:text-properties officeooo:rsid="0071d573"/>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text:span text:style-name="MT2">8</text:span> Editors - Properties Editor - Object <text:span text:style-name="MT3">Properties </text:span>Tab</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1:56.703000000</meta:creation-date>
    <dc:title>standard1cm</dc:title>
    <meta:editing-duration>PT21H1M42S</meta:editing-duration>
    <meta:editing-cycles>87</meta:editing-cycles>
    <meta:generator>LibreOffice/7.0.4.2$Windows_X86_64 LibreOffice_project/dcf040e67528d9187c66b2379df5ea4407429775</meta:generator>
    <dc:date>2021-05-09T18:00:41.014000000</dc:date>
    <meta:document-statistic meta:table-count="12" meta:image-count="58" meta:object-count="0" meta:page-count="16" meta:paragraph-count="335" meta:word-count="2520" meta:character-count="14166" meta:non-whitespace-character-count="11968"/>
    <meta:template xlink:type="simple" xlink:actuate="onRequest" xlink:title="standard1cm" xlink:href="../../../../AppData/Roaming/LibreOffice/4/user/template/standard1cm.ott" meta:date="2016-03-29T10:11:56.570000000"/>
  </office:meta>
</office:document-meta>
</file>